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542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2.21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6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</table:table-row>
        <table:table-row table:style-name="ro1">
          <table:table-cell table:number-columns-repeated="150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0">
            <text:p>0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  <draw:frame table:end-cell-address="Sheet1.EZ52" table:end-x="0.442cm" table:end-y="0.41cm" draw:z-index="0" draw:style-name="gr1" draw:text-style-name="P1" svg:width="40.262cm" svg:height="21.562cm" svg:x="0.279cm" svg:y="0.104cm">
              <draw:object draw:notify-on-update-of-ranges="Sheet1.EV3:Sheet1.EV102 Sheet1.EW2:Sheet1.EW2 Sheet1.EW3:Sheet1.EW102 Sheet1.EV3:Sheet1.EV102 Sheet1.EX2:Sheet1.EX2 Sheet1.EX3:Sheet1.EX102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0">
            <text:p>0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0">
            <text:p>0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0">
            <text:p>0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1">
            <text:p>1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3">
            <text:p>3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29.17">
            <text:p>29.1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2.5">
            <text:p>12.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5">
            <text:p>5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 office:value-type="float" office:value="5">
            <text:p>5</text:p>
          </table:table-cell>
          <table:table-cell office:value-type="float" office:value="8.33">
            <text:p>8.33</text:p>
          </table:table-cell>
          <table:table-cell office:value-type="float" office:value="16.67">
            <text:p>16.67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11.1668">
            <text:p>11.1668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24.9996">
            <text:p>24.999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33.33">
            <text:p>33.33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.33">
            <text:p>8.3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2.5">
            <text:p>12.5</text:p>
          </table:table-cell>
          <table:table-cell office:value-type="float" office:value="66.67">
            <text:p>66.67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4.17">
            <text:p>4.17</text:p>
          </table:table-cell>
          <table:table-cell office:value-type="float" office:value="16.67">
            <text:p>16.67</text:p>
          </table:table-cell>
          <table:table-cell office:value-type="float" office:value="6">
            <text:p>6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34.667">
            <text:p>34.667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5.6656">
            <text:p>55.6656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4.17">
            <text:p>4.1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33.33">
            <text:p>33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41.67">
            <text:p>41.67</text:p>
          </table:table-cell>
          <table:table-cell office:value-type="float" office:value="33.33">
            <text:p>3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">
            <text:p>7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57.583">
            <text:p>57.583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69.3314">
            <text:p>69.331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8">
            <text:p>8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66.67">
            <text:p>66.67</text:p>
          </table:table-cell>
          <table:table-cell office:value-type="float" office:value="8">
            <text:p>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">
            <text:p>8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68.5">
            <text:p>68.5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75.3312">
            <text:p>75.331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66.67">
            <text:p>66.67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66.67">
            <text:p>66.67</text:p>
          </table:table-cell>
          <table:table-cell office:value-type="float" office:value="33.33">
            <text:p>33.33</text:p>
          </table:table-cell>
          <table:table-cell office:value-type="float" office:value="9">
            <text:p>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">
            <text:p>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74.4168">
            <text:p>74.4168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76.331">
            <text:p>76.33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41.67">
            <text:p>41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66.67">
            <text:p>66.67</text:p>
          </table:table-cell>
          <table:table-cell office:value-type="float" office:value="10">
            <text:p>1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0">
            <text:p>1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75.5826">
            <text:p>75.5826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80.3308">
            <text:p>80.330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66.67">
            <text:p>66.67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58.33">
            <text:p>58.33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83.33">
            <text:p>83.33</text:p>
          </table:table-cell>
          <table:table-cell office:value-type="float" office:value="11">
            <text:p>1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1">
            <text:p>11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77.3334">
            <text:p>77.3334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78.9974">
            <text:p>78.9974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2">
            <text:p>1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79.1662">
            <text:p>79.1662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81.6638">
            <text:p>81.663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3">
            <text:p>13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79.916">
            <text:p>79.916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82.664">
            <text:p>82.66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4">
            <text:p>1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4">
            <text:p>14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81.9994">
            <text:p>81.9994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84.331">
            <text:p>84.33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5">
            <text:p>1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81.5824">
            <text:p>81.5824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82.998">
            <text:p>82.998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6">
            <text:p>1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82.2494">
            <text:p>82.2494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83.6648">
            <text:p>83.6648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7">
            <text:p>17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82.915">
            <text:p>82.915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82.3318">
            <text:p>82.33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66.67">
            <text:p>66.67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8">
            <text:p>1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8">
            <text:p>18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83.3322">
            <text:p>83.3322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82.6646">
            <text:p>82.6646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19">
            <text:p>1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82.3314">
            <text:p>82.3314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86.3314">
            <text:p>86.331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0">
            <text:p>2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0">
            <text:p>20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83.4982">
            <text:p>83.4982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87.3314">
            <text:p>87.3314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1">
            <text:p>2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1">
            <text:p>2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1">
            <text:p>2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83.8326">
            <text:p>83.8326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86.665">
            <text:p>86.665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2">
            <text:p>2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86.9154">
            <text:p>86.9154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81.3314">
            <text:p>81.331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3">
            <text:p>2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83.4156">
            <text:p>83.4156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83.3314">
            <text:p>83.331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4">
            <text:p>2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4">
            <text:p>2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87.166">
            <text:p>87.166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83.6648">
            <text:p>83.664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5">
            <text:p>2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83.9996">
            <text:p>83.999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85.9988">
            <text:p>85.998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86.832">
            <text:p>86.832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83.3318">
            <text:p>83.331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27">
            <text:p>2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7">
            <text:p>2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87.582">
            <text:p>87.582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82.3312">
            <text:p>82.3312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8">
            <text:p>28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85.333">
            <text:p>85.333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86.3322">
            <text:p>86.3322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29">
            <text:p>2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88.6658">
            <text:p>88.6658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82.9982">
            <text:p>82.9982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0">
            <text:p>3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0">
            <text:p>3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0">
            <text:p>3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0">
            <text:p>30</text:p>
          </table:table-cell>
          <table:table-cell table:formula="of:=AVERAGE([.B33];[.E33];[.H33];[.K33];[.N33];[.Q33];[.T33];[.W33];[.Z33];[.AC33];[.AF33];[.AI33];[.AL33];[.AO33];[.AR33];[.AU33];[.AX33];[.BA33];[.BD33];[.BG33];[.BJ33];[.BM33];[.BP33];[.BS33];[.BV33];[.BY33];[.CB33];[.CE33];[.CH33];[.CK33];[.CN33];[.CQ33];[.CT33];[.CW33];[.CZ33];[.DC33];[.DF33];[.DI33];[.DL33];[.DO33];[.DR33];[.DU33];[.DX33];[.EA33];[.ED33];[.EG33];[.EJ33];[.EM33];[.EP33];[.ES33])" office:value-type="float" office:value="86.7498">
            <text:p>86.7498</text:p>
          </table:table-cell>
          <table:table-cell table:formula="of:=AVERAGE([.C33];[.F33];[.I33];[.L33];[.O33];[.R33];[.U33];[.X33];[.AA33];[.AD33];[.AG33];[.AJ33];[.AM33];[.AP33];[.AS33];[.AV33];[.AY33];[.BB33];[.BE33];[.BH33];[.BK33];[.BN33];[.BQ33];[.BT33];[.BW33];[.BZ33];[.CC33];[.CF33];[.CI33];[.CL33];[.CO33];[.CR33];[.CU33];[.CX33];[.DA33];[.DD33];[.DG33];[.DJ33];[.DM33];[.DP33];[.DS33];[.DV33];[.DY33];[.EB33];[.EE33];[.EH33];[.EK33];[.EN33];[.EQ33];[.ET33])" office:value-type="float" office:value="86.998">
            <text:p>86.998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1">
            <text:p>3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1">
            <text:p>3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1">
            <text:p>31</text:p>
          </table:table-cell>
          <table:table-cell table:formula="of:=AVERAGE([.B34];[.E34];[.H34];[.K34];[.N34];[.Q34];[.T34];[.W34];[.Z34];[.AC34];[.AF34];[.AI34];[.AL34];[.AO34];[.AR34];[.AU34];[.AX34];[.BA34];[.BD34];[.BG34];[.BJ34];[.BM34];[.BP34];[.BS34];[.BV34];[.BY34];[.CB34];[.CE34];[.CH34];[.CK34];[.CN34];[.CQ34];[.CT34];[.CW34];[.CZ34];[.DC34];[.DF34];[.DI34];[.DL34];[.DO34];[.DR34];[.DU34];[.DX34];[.EA34];[.ED34];[.EG34];[.EJ34];[.EM34];[.EP34];[.ES34])" office:value-type="float" office:value="88.1658">
            <text:p>88.1658</text:p>
          </table:table-cell>
          <table:table-cell table:formula="of:=AVERAGE([.C34];[.F34];[.I34];[.L34];[.O34];[.R34];[.U34];[.X34];[.AA34];[.AD34];[.AG34];[.AJ34];[.AM34];[.AP34];[.AS34];[.AV34];[.AY34];[.BB34];[.BE34];[.BH34];[.BK34];[.BN34];[.BQ34];[.BT34];[.BW34];[.BZ34];[.CC34];[.CF34];[.CI34];[.CL34];[.CO34];[.CR34];[.CU34];[.CX34];[.DA34];[.DD34];[.DG34];[.DJ34];[.DM34];[.DP34];[.DS34];[.DV34];[.DY34];[.EB34];[.EE34];[.EH34];[.EK34];[.EN34];[.EQ34];[.ET34])" office:value-type="float" office:value="84.6646">
            <text:p>84.6646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2">
            <text:p>3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2">
            <text:p>3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32">
            <text:p>32</text:p>
          </table:table-cell>
          <table:table-cell table:formula="of:=AVERAGE([.B35];[.E35];[.H35];[.K35];[.N35];[.Q35];[.T35];[.W35];[.Z35];[.AC35];[.AF35];[.AI35];[.AL35];[.AO35];[.AR35];[.AU35];[.AX35];[.BA35];[.BD35];[.BG35];[.BJ35];[.BM35];[.BP35];[.BS35];[.BV35];[.BY35];[.CB35];[.CE35];[.CH35];[.CK35];[.CN35];[.CQ35];[.CT35];[.CW35];[.CZ35];[.DC35];[.DF35];[.DI35];[.DL35];[.DO35];[.DR35];[.DU35];[.DX35];[.EA35];[.ED35];[.EG35];[.EJ35];[.EM35];[.EP35];[.ES35])" office:value-type="float" office:value="85.9992">
            <text:p>85.9992</text:p>
          </table:table-cell>
          <table:table-cell table:formula="of:=AVERAGE([.C35];[.F35];[.I35];[.L35];[.O35];[.R35];[.U35];[.X35];[.AA35];[.AD35];[.AG35];[.AJ35];[.AM35];[.AP35];[.AS35];[.AV35];[.AY35];[.BB35];[.BE35];[.BH35];[.BK35];[.BN35];[.BQ35];[.BT35];[.BW35];[.BZ35];[.CC35];[.CF35];[.CI35];[.CL35];[.CO35];[.CR35];[.CU35];[.CX35];[.DA35];[.DD35];[.DG35];[.DJ35];[.DM35];[.DP35];[.DS35];[.DV35];[.DY35];[.EB35];[.EE35];[.EH35];[.EK35];[.EN35];[.EQ35];[.ET35])" office:value-type="float" office:value="83.998">
            <text:p>83.998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3">
            <text:p>3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33">
            <text:p>33</text:p>
          </table:table-cell>
          <table:table-cell table:formula="of:=AVERAGE([.B36];[.E36];[.H36];[.K36];[.N36];[.Q36];[.T36];[.W36];[.Z36];[.AC36];[.AF36];[.AI36];[.AL36];[.AO36];[.AR36];[.AU36];[.AX36];[.BA36];[.BD36];[.BG36];[.BJ36];[.BM36];[.BP36];[.BS36];[.BV36];[.BY36];[.CB36];[.CE36];[.CH36];[.CK36];[.CN36];[.CQ36];[.CT36];[.CW36];[.CZ36];[.DC36];[.DF36];[.DI36];[.DL36];[.DO36];[.DR36];[.DU36];[.DX36];[.EA36];[.ED36];[.EG36];[.EJ36];[.EM36];[.EP36];[.ES36])" office:value-type="float" office:value="87.5828">
            <text:p>87.5828</text:p>
          </table:table-cell>
          <table:table-cell table:formula="of:=AVERAGE([.C36];[.F36];[.I36];[.L36];[.O36];[.R36];[.U36];[.X36];[.AA36];[.AD36];[.AG36];[.AJ36];[.AM36];[.AP36];[.AS36];[.AV36];[.AY36];[.BB36];[.BE36];[.BH36];[.BK36];[.BN36];[.BQ36];[.BT36];[.BW36];[.BZ36];[.CC36];[.CF36];[.CI36];[.CL36];[.CO36];[.CR36];[.CU36];[.CX36];[.DA36];[.DD36];[.DG36];[.DJ36];[.DM36];[.DP36];[.DS36];[.DV36];[.DY36];[.EB36];[.EE36];[.EH36];[.EK36];[.EN36];[.EQ36];[.ET36])" office:value-type="float" office:value="84.9984">
            <text:p>84.998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66.67">
            <text:p>66.67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4">
            <text:p>3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4">
            <text:p>34</text:p>
          </table:table-cell>
          <table:table-cell table:formula="of:=AVERAGE([.B37];[.E37];[.H37];[.K37];[.N37];[.Q37];[.T37];[.W37];[.Z37];[.AC37];[.AF37];[.AI37];[.AL37];[.AO37];[.AR37];[.AU37];[.AX37];[.BA37];[.BD37];[.BG37];[.BJ37];[.BM37];[.BP37];[.BS37];[.BV37];[.BY37];[.CB37];[.CE37];[.CH37];[.CK37];[.CN37];[.CQ37];[.CT37];[.CW37];[.CZ37];[.DC37];[.DF37];[.DI37];[.DL37];[.DO37];[.DR37];[.DU37];[.DX37];[.EA37];[.ED37];[.EG37];[.EJ37];[.EM37];[.EP37];[.ES37])" office:value-type="float" office:value="88.3328">
            <text:p>88.3328</text:p>
          </table:table-cell>
          <table:table-cell table:formula="of:=AVERAGE([.C37];[.F37];[.I37];[.L37];[.O37];[.R37];[.U37];[.X37];[.AA37];[.AD37];[.AG37];[.AJ37];[.AM37];[.AP37];[.AS37];[.AV37];[.AY37];[.BB37];[.BE37];[.BH37];[.BK37];[.BN37];[.BQ37];[.BT37];[.BW37];[.BZ37];[.CC37];[.CF37];[.CI37];[.CL37];[.CO37];[.CR37];[.CU37];[.CX37];[.DA37];[.DD37];[.DG37];[.DJ37];[.DM37];[.DP37];[.DS37];[.DV37];[.DY37];[.EB37];[.EE37];[.EH37];[.EK37];[.EN37];[.EQ37];[.ET37])" office:value-type="float" office:value="81.6652">
            <text:p>81.6652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5">
            <text:p>3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35">
            <text:p>35</text:p>
          </table:table-cell>
          <table:table-cell table:formula="of:=AVERAGE([.B38];[.E38];[.H38];[.K38];[.N38];[.Q38];[.T38];[.W38];[.Z38];[.AC38];[.AF38];[.AI38];[.AL38];[.AO38];[.AR38];[.AU38];[.AX38];[.BA38];[.BD38];[.BG38];[.BJ38];[.BM38];[.BP38];[.BS38];[.BV38];[.BY38];[.CB38];[.CE38];[.CH38];[.CK38];[.CN38];[.CQ38];[.CT38];[.CW38];[.CZ38];[.DC38];[.DF38];[.DI38];[.DL38];[.DO38];[.DR38];[.DU38];[.DX38];[.EA38];[.ED38];[.EG38];[.EJ38];[.EM38];[.EP38];[.ES38])" office:value-type="float" office:value="86.5828">
            <text:p>86.5828</text:p>
          </table:table-cell>
          <table:table-cell table:formula="of:=AVERAGE([.C38];[.F38];[.I38];[.L38];[.O38];[.R38];[.U38];[.X38];[.AA38];[.AD38];[.AG38];[.AJ38];[.AM38];[.AP38];[.AS38];[.AV38];[.AY38];[.BB38];[.BE38];[.BH38];[.BK38];[.BN38];[.BQ38];[.BT38];[.BW38];[.BZ38];[.CC38];[.CF38];[.CI38];[.CL38];[.CO38];[.CR38];[.CU38];[.CX38];[.DA38];[.DD38];[.DG38];[.DJ38];[.DM38];[.DP38];[.DS38];[.DV38];[.DY38];[.EB38];[.EE38];[.EH38];[.EK38];[.EN38];[.EQ38];[.ET38])" office:value-type="float" office:value="84.9982">
            <text:p>84.9982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6">
            <text:p>3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6">
            <text:p>3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6">
            <text:p>36</text:p>
          </table:table-cell>
          <table:table-cell table:formula="of:=AVERAGE([.B39];[.E39];[.H39];[.K39];[.N39];[.Q39];[.T39];[.W39];[.Z39];[.AC39];[.AF39];[.AI39];[.AL39];[.AO39];[.AR39];[.AU39];[.AX39];[.BA39];[.BD39];[.BG39];[.BJ39];[.BM39];[.BP39];[.BS39];[.BV39];[.BY39];[.CB39];[.CE39];[.CH39];[.CK39];[.CN39];[.CQ39];[.CT39];[.CW39];[.CZ39];[.DC39];[.DF39];[.DI39];[.DL39];[.DO39];[.DR39];[.DU39];[.DX39];[.EA39];[.ED39];[.EG39];[.EJ39];[.EM39];[.EP39];[.ES39])" office:value-type="float" office:value="87.666">
            <text:p>87.666</text:p>
          </table:table-cell>
          <table:table-cell table:formula="of:=AVERAGE([.C39];[.F39];[.I39];[.L39];[.O39];[.R39];[.U39];[.X39];[.AA39];[.AD39];[.AG39];[.AJ39];[.AM39];[.AP39];[.AS39];[.AV39];[.AY39];[.BB39];[.BE39];[.BH39];[.BK39];[.BN39];[.BQ39];[.BT39];[.BW39];[.BZ39];[.CC39];[.CF39];[.CI39];[.CL39];[.CO39];[.CR39];[.CU39];[.CX39];[.DA39];[.DD39];[.DG39];[.DJ39];[.DM39];[.DP39];[.DS39];[.DV39];[.DY39];[.EB39];[.EE39];[.EH39];[.EK39];[.EN39];[.EQ39];[.ET39])" office:value-type="float" office:value="79.9984">
            <text:p>79.998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7">
            <text:p>3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37">
            <text:p>37</text:p>
          </table:table-cell>
          <table:table-cell table:formula="of:=AVERAGE([.B40];[.E40];[.H40];[.K40];[.N40];[.Q40];[.T40];[.W40];[.Z40];[.AC40];[.AF40];[.AI40];[.AL40];[.AO40];[.AR40];[.AU40];[.AX40];[.BA40];[.BD40];[.BG40];[.BJ40];[.BM40];[.BP40];[.BS40];[.BV40];[.BY40];[.CB40];[.CE40];[.CH40];[.CK40];[.CN40];[.CQ40];[.CT40];[.CW40];[.CZ40];[.DC40];[.DF40];[.DI40];[.DL40];[.DO40];[.DR40];[.DU40];[.DX40];[.EA40];[.ED40];[.EG40];[.EJ40];[.EM40];[.EP40];[.ES40])" office:value-type="float" office:value="87.3326">
            <text:p>87.3326</text:p>
          </table:table-cell>
          <table:table-cell table:formula="of:=AVERAGE([.C40];[.F40];[.I40];[.L40];[.O40];[.R40];[.U40];[.X40];[.AA40];[.AD40];[.AG40];[.AJ40];[.AM40];[.AP40];[.AS40];[.AV40];[.AY40];[.BB40];[.BE40];[.BH40];[.BK40];[.BN40];[.BQ40];[.BT40];[.BW40];[.BZ40];[.CC40];[.CF40];[.CI40];[.CL40];[.CO40];[.CR40];[.CU40];[.CX40];[.DA40];[.DD40];[.DG40];[.DJ40];[.DM40];[.DP40];[.DS40];[.DV40];[.DY40];[.EB40];[.EE40];[.EH40];[.EK40];[.EN40];[.EQ40];[.ET40])" office:value-type="float" office:value="88.6648">
            <text:p>88.6648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8">
            <text:p>3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38">
            <text:p>3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8">
            <text:p>3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38">
            <text:p>38</text:p>
          </table:table-cell>
          <table:table-cell table:formula="of:=AVERAGE([.B41];[.E41];[.H41];[.K41];[.N41];[.Q41];[.T41];[.W41];[.Z41];[.AC41];[.AF41];[.AI41];[.AL41];[.AO41];[.AR41];[.AU41];[.AX41];[.BA41];[.BD41];[.BG41];[.BJ41];[.BM41];[.BP41];[.BS41];[.BV41];[.BY41];[.CB41];[.CE41];[.CH41];[.CK41];[.CN41];[.CQ41];[.CT41];[.CW41];[.CZ41];[.DC41];[.DF41];[.DI41];[.DL41];[.DO41];[.DR41];[.DU41];[.DX41];[.EA41];[.ED41];[.EG41];[.EJ41];[.EM41];[.EP41];[.ES41])" office:value-type="float" office:value="89.166">
            <text:p>89.166</text:p>
          </table:table-cell>
          <table:table-cell table:formula="of:=AVERAGE([.C41];[.F41];[.I41];[.L41];[.O41];[.R41];[.U41];[.X41];[.AA41];[.AD41];[.AG41];[.AJ41];[.AM41];[.AP41];[.AS41];[.AV41];[.AY41];[.BB41];[.BE41];[.BH41];[.BK41];[.BN41];[.BQ41];[.BT41];[.BW41];[.BZ41];[.CC41];[.CF41];[.CI41];[.CL41];[.CO41];[.CR41];[.CU41];[.CX41];[.DA41];[.DD41];[.DG41];[.DJ41];[.DM41];[.DP41];[.DS41];[.DV41];[.DY41];[.EB41];[.EE41];[.EH41];[.EK41];[.EN41];[.EQ41];[.ET41])" office:value-type="float" office:value="82.998">
            <text:p>82.99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39">
            <text:p>3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39">
            <text:p>3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9">
            <text:p>3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/>
          <table:table-cell office:value-type="float" office:value="39">
            <text:p>39</text:p>
          </table:table-cell>
          <table:table-cell table:formula="of:=AVERAGE([.B42];[.E42];[.H42];[.K42];[.N42];[.Q42];[.T42];[.W42];[.Z42];[.AC42];[.AF42];[.AI42];[.AL42];[.AO42];[.AR42];[.AU42];[.AX42];[.BA42];[.BD42];[.BG42];[.BJ42];[.BM42];[.BP42];[.BS42];[.BV42];[.BY42];[.CB42];[.CE42];[.CH42];[.CK42];[.CN42];[.CQ42];[.CT42];[.CW42];[.CZ42];[.DC42];[.DF42];[.DI42];[.DL42];[.DO42];[.DR42];[.DU42];[.DX42];[.EA42];[.ED42];[.EG42];[.EJ42];[.EM42];[.EP42];[.ES42])" office:value-type="float" office:value="86.5826">
            <text:p>86.5826</text:p>
          </table:table-cell>
          <table:table-cell table:formula="of:=AVERAGE([.C42];[.F42];[.I42];[.L42];[.O42];[.R42];[.U42];[.X42];[.AA42];[.AD42];[.AG42];[.AJ42];[.AM42];[.AP42];[.AS42];[.AV42];[.AY42];[.BB42];[.BE42];[.BH42];[.BK42];[.BN42];[.BQ42];[.BT42];[.BW42];[.BZ42];[.CC42];[.CF42];[.CI42];[.CL42];[.CO42];[.CR42];[.CU42];[.CX42];[.DA42];[.DD42];[.DG42];[.DJ42];[.DM42];[.DP42];[.DS42];[.DV42];[.DY42];[.EB42];[.EE42];[.EH42];[.EK42];[.EN42];[.EQ42];[.ET42])" office:value-type="float" office:value="85.3314">
            <text:p>85.331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0">
            <text:p>4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40">
            <text:p>40</text:p>
          </table:table-cell>
          <table:table-cell table:formula="of:=AVERAGE([.B43];[.E43];[.H43];[.K43];[.N43];[.Q43];[.T43];[.W43];[.Z43];[.AC43];[.AF43];[.AI43];[.AL43];[.AO43];[.AR43];[.AU43];[.AX43];[.BA43];[.BD43];[.BG43];[.BJ43];[.BM43];[.BP43];[.BS43];[.BV43];[.BY43];[.CB43];[.CE43];[.CH43];[.CK43];[.CN43];[.CQ43];[.CT43];[.CW43];[.CZ43];[.DC43];[.DF43];[.DI43];[.DL43];[.DO43];[.DR43];[.DU43];[.DX43];[.EA43];[.ED43];[.EG43];[.EJ43];[.EM43];[.EP43];[.ES43])" office:value-type="float" office:value="89.416">
            <text:p>89.416</text:p>
          </table:table-cell>
          <table:table-cell table:formula="of:=AVERAGE([.C43];[.F43];[.I43];[.L43];[.O43];[.R43];[.U43];[.X43];[.AA43];[.AD43];[.AG43];[.AJ43];[.AM43];[.AP43];[.AS43];[.AV43];[.AY43];[.BB43];[.BE43];[.BH43];[.BK43];[.BN43];[.BQ43];[.BT43];[.BW43];[.BZ43];[.CC43];[.CF43];[.CI43];[.CL43];[.CO43];[.CR43];[.CU43];[.CX43];[.DA43];[.DD43];[.DG43];[.DJ43];[.DM43];[.DP43];[.DS43];[.DV43];[.DY43];[.EB43];[.EE43];[.EH43];[.EK43];[.EN43];[.EQ43];[.ET43])" office:value-type="float" office:value="86.6648">
            <text:p>86.664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1">
            <text:p>4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1">
            <text:p>4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1">
            <text:p>4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1">
            <text:p>4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1">
            <text:p>41</text:p>
          </table:table-cell>
          <table:table-cell table:formula="of:=AVERAGE([.B44];[.E44];[.H44];[.K44];[.N44];[.Q44];[.T44];[.W44];[.Z44];[.AC44];[.AF44];[.AI44];[.AL44];[.AO44];[.AR44];[.AU44];[.AX44];[.BA44];[.BD44];[.BG44];[.BJ44];[.BM44];[.BP44];[.BS44];[.BV44];[.BY44];[.CB44];[.CE44];[.CH44];[.CK44];[.CN44];[.CQ44];[.CT44];[.CW44];[.CZ44];[.DC44];[.DF44];[.DI44];[.DL44];[.DO44];[.DR44];[.DU44];[.DX44];[.EA44];[.ED44];[.EG44];[.EJ44];[.EM44];[.EP44];[.ES44])" office:value-type="float" office:value="87.1664">
            <text:p>87.1664</text:p>
          </table:table-cell>
          <table:table-cell table:formula="of:=AVERAGE([.C44];[.F44];[.I44];[.L44];[.O44];[.R44];[.U44];[.X44];[.AA44];[.AD44];[.AG44];[.AJ44];[.AM44];[.AP44];[.AS44];[.AV44];[.AY44];[.BB44];[.BE44];[.BH44];[.BK44];[.BN44];[.BQ44];[.BT44];[.BW44];[.BZ44];[.CC44];[.CF44];[.CI44];[.CL44];[.CO44];[.CR44];[.CU44];[.CX44];[.DA44];[.DD44];[.DG44];[.DJ44];[.DM44];[.DP44];[.DS44];[.DV44];[.DY44];[.EB44];[.EE44];[.EH44];[.EK44];[.EN44];[.EQ44];[.ET44])" office:value-type="float" office:value="86.998">
            <text:p>86.99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2">
            <text:p>4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2">
            <text:p>42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42">
            <text:p>42</text:p>
          </table:table-cell>
          <table:table-cell table:formula="of:=AVERAGE([.B45];[.E45];[.H45];[.K45];[.N45];[.Q45];[.T45];[.W45];[.Z45];[.AC45];[.AF45];[.AI45];[.AL45];[.AO45];[.AR45];[.AU45];[.AX45];[.BA45];[.BD45];[.BG45];[.BJ45];[.BM45];[.BP45];[.BS45];[.BV45];[.BY45];[.CB45];[.CE45];[.CH45];[.CK45];[.CN45];[.CQ45];[.CT45];[.CW45];[.CZ45];[.DC45];[.DF45];[.DI45];[.DL45];[.DO45];[.DR45];[.DU45];[.DX45];[.EA45];[.ED45];[.EG45];[.EJ45];[.EM45];[.EP45];[.ES45])" office:value-type="float" office:value="87.666">
            <text:p>87.666</text:p>
          </table:table-cell>
          <table:table-cell table:formula="of:=AVERAGE([.C45];[.F45];[.I45];[.L45];[.O45];[.R45];[.U45];[.X45];[.AA45];[.AD45];[.AG45];[.AJ45];[.AM45];[.AP45];[.AS45];[.AV45];[.AY45];[.BB45];[.BE45];[.BH45];[.BK45];[.BN45];[.BQ45];[.BT45];[.BW45];[.BZ45];[.CC45];[.CF45];[.CI45];[.CL45];[.CO45];[.CR45];[.CU45];[.CX45];[.DA45];[.DD45];[.DG45];[.DJ45];[.DM45];[.DP45];[.DS45];[.DV45];[.DY45];[.EB45];[.EE45];[.EH45];[.EK45];[.EN45];[.EQ45];[.ET45])" office:value-type="float" office:value="89.6648">
            <text:p>89.664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3">
            <text:p>4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3">
            <text:p>4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43">
            <text:p>43</text:p>
          </table:table-cell>
          <table:table-cell table:formula="of:=AVERAGE([.B46];[.E46];[.H46];[.K46];[.N46];[.Q46];[.T46];[.W46];[.Z46];[.AC46];[.AF46];[.AI46];[.AL46];[.AO46];[.AR46];[.AU46];[.AX46];[.BA46];[.BD46];[.BG46];[.BJ46];[.BM46];[.BP46];[.BS46];[.BV46];[.BY46];[.CB46];[.CE46];[.CH46];[.CK46];[.CN46];[.CQ46];[.CT46];[.CW46];[.CZ46];[.DC46];[.DF46];[.DI46];[.DL46];[.DO46];[.DR46];[.DU46];[.DX46];[.EA46];[.ED46];[.EG46];[.EJ46];[.EM46];[.EP46];[.ES46])" office:value-type="float" office:value="89.3328">
            <text:p>89.3328</text:p>
          </table:table-cell>
          <table:table-cell table:formula="of:=AVERAGE([.C46];[.F46];[.I46];[.L46];[.O46];[.R46];[.U46];[.X46];[.AA46];[.AD46];[.AG46];[.AJ46];[.AM46];[.AP46];[.AS46];[.AV46];[.AY46];[.BB46];[.BE46];[.BH46];[.BK46];[.BN46];[.BQ46];[.BT46];[.BW46];[.BZ46];[.CC46];[.CF46];[.CI46];[.CL46];[.CO46];[.CR46];[.CU46];[.CX46];[.DA46];[.DD46];[.DG46];[.DJ46];[.DM46];[.DP46];[.DS46];[.DV46];[.DY46];[.EB46];[.EE46];[.EH46];[.EK46];[.EN46];[.EQ46];[.ET46])" office:value-type="float" office:value="83.3316">
            <text:p>83.3316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4">
            <text:p>4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4">
            <text:p>4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4">
            <text:p>4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4">
            <text:p>44</text:p>
          </table:table-cell>
          <table:table-cell table:formula="of:=AVERAGE([.B47];[.E47];[.H47];[.K47];[.N47];[.Q47];[.T47];[.W47];[.Z47];[.AC47];[.AF47];[.AI47];[.AL47];[.AO47];[.AR47];[.AU47];[.AX47];[.BA47];[.BD47];[.BG47];[.BJ47];[.BM47];[.BP47];[.BS47];[.BV47];[.BY47];[.CB47];[.CE47];[.CH47];[.CK47];[.CN47];[.CQ47];[.CT47];[.CW47];[.CZ47];[.DC47];[.DF47];[.DI47];[.DL47];[.DO47];[.DR47];[.DU47];[.DX47];[.EA47];[.ED47];[.EG47];[.EJ47];[.EM47];[.EP47];[.ES47])" office:value-type="float" office:value="87.1664">
            <text:p>87.1664</text:p>
          </table:table-cell>
          <table:table-cell table:formula="of:=AVERAGE([.C47];[.F47];[.I47];[.L47];[.O47];[.R47];[.U47];[.X47];[.AA47];[.AD47];[.AG47];[.AJ47];[.AM47];[.AP47];[.AS47];[.AV47];[.AY47];[.BB47];[.BE47];[.BH47];[.BK47];[.BN47];[.BQ47];[.BT47];[.BW47];[.BZ47];[.CC47];[.CF47];[.CI47];[.CL47];[.CO47];[.CR47];[.CU47];[.CX47];[.DA47];[.DD47];[.DG47];[.DJ47];[.DM47];[.DP47];[.DS47];[.DV47];[.DY47];[.EB47];[.EE47];[.EH47];[.EK47];[.EN47];[.EQ47];[.ET47])" office:value-type="float" office:value="86.9982">
            <text:p>86.9982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5">
            <text:p>4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5">
            <text:p>4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5">
            <text:p>45</text:p>
          </table:table-cell>
          <table:table-cell table:formula="of:=AVERAGE([.B48];[.E48];[.H48];[.K48];[.N48];[.Q48];[.T48];[.W48];[.Z48];[.AC48];[.AF48];[.AI48];[.AL48];[.AO48];[.AR48];[.AU48];[.AX48];[.BA48];[.BD48];[.BG48];[.BJ48];[.BM48];[.BP48];[.BS48];[.BV48];[.BY48];[.CB48];[.CE48];[.CH48];[.CK48];[.CN48];[.CQ48];[.CT48];[.CW48];[.CZ48];[.DC48];[.DF48];[.DI48];[.DL48];[.DO48];[.DR48];[.DU48];[.DX48];[.EA48];[.ED48];[.EG48];[.EJ48];[.EM48];[.EP48];[.ES48])" office:value-type="float" office:value="89.0826">
            <text:p>89.0826</text:p>
          </table:table-cell>
          <table:table-cell table:formula="of:=AVERAGE([.C48];[.F48];[.I48];[.L48];[.O48];[.R48];[.U48];[.X48];[.AA48];[.AD48];[.AG48];[.AJ48];[.AM48];[.AP48];[.AS48];[.AV48];[.AY48];[.BB48];[.BE48];[.BH48];[.BK48];[.BN48];[.BQ48];[.BT48];[.BW48];[.BZ48];[.CC48];[.CF48];[.CI48];[.CL48];[.CO48];[.CR48];[.CU48];[.CX48];[.DA48];[.DD48];[.DG48];[.DJ48];[.DM48];[.DP48];[.DS48];[.DV48];[.DY48];[.EB48];[.EE48];[.EH48];[.EK48];[.EN48];[.EQ48];[.ET48])" office:value-type="float" office:value="84.9982">
            <text:p>84.99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6">
            <text:p>4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6">
            <text:p>4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6">
            <text:p>4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46">
            <text:p>46</text:p>
          </table:table-cell>
          <table:table-cell table:formula="of:=AVERAGE([.B49];[.E49];[.H49];[.K49];[.N49];[.Q49];[.T49];[.W49];[.Z49];[.AC49];[.AF49];[.AI49];[.AL49];[.AO49];[.AR49];[.AU49];[.AX49];[.BA49];[.BD49];[.BG49];[.BJ49];[.BM49];[.BP49];[.BS49];[.BV49];[.BY49];[.CB49];[.CE49];[.CH49];[.CK49];[.CN49];[.CQ49];[.CT49];[.CW49];[.CZ49];[.DC49];[.DF49];[.DI49];[.DL49];[.DO49];[.DR49];[.DU49];[.DX49];[.EA49];[.ED49];[.EG49];[.EJ49];[.EM49];[.EP49];[.ES49])" office:value-type="float" office:value="86.7494">
            <text:p>86.7494</text:p>
          </table:table-cell>
          <table:table-cell table:formula="of:=AVERAGE([.C49];[.F49];[.I49];[.L49];[.O49];[.R49];[.U49];[.X49];[.AA49];[.AD49];[.AG49];[.AJ49];[.AM49];[.AP49];[.AS49];[.AV49];[.AY49];[.BB49];[.BE49];[.BH49];[.BK49];[.BN49];[.BQ49];[.BT49];[.BW49];[.BZ49];[.CC49];[.CF49];[.CI49];[.CL49];[.CO49];[.CR49];[.CU49];[.CX49];[.DA49];[.DD49];[.DG49];[.DJ49];[.DM49];[.DP49];[.DS49];[.DV49];[.DY49];[.EB49];[.EE49];[.EH49];[.EK49];[.EN49];[.EQ49];[.ET49])" office:value-type="float" office:value="86.6648">
            <text:p>86.6648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7">
            <text:p>4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7">
            <text:p>4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7">
            <text:p>47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47">
            <text:p>47</text:p>
          </table:table-cell>
          <table:table-cell table:formula="of:=AVERAGE([.B50];[.E50];[.H50];[.K50];[.N50];[.Q50];[.T50];[.W50];[.Z50];[.AC50];[.AF50];[.AI50];[.AL50];[.AO50];[.AR50];[.AU50];[.AX50];[.BA50];[.BD50];[.BG50];[.BJ50];[.BM50];[.BP50];[.BS50];[.BV50];[.BY50];[.CB50];[.CE50];[.CH50];[.CK50];[.CN50];[.CQ50];[.CT50];[.CW50];[.CZ50];[.DC50];[.DF50];[.DI50];[.DL50];[.DO50];[.DR50];[.DU50];[.DX50];[.EA50];[.ED50];[.EG50];[.EJ50];[.EM50];[.EP50];[.ES50])" office:value-type="float" office:value="89.9158">
            <text:p>89.9158</text:p>
          </table:table-cell>
          <table:table-cell table:formula="of:=AVERAGE([.C50];[.F50];[.I50];[.L50];[.O50];[.R50];[.U50];[.X50];[.AA50];[.AD50];[.AG50];[.AJ50];[.AM50];[.AP50];[.AS50];[.AV50];[.AY50];[.BB50];[.BE50];[.BH50];[.BK50];[.BN50];[.BQ50];[.BT50];[.BW50];[.BZ50];[.CC50];[.CF50];[.CI50];[.CL50];[.CO50];[.CR50];[.CU50];[.CX50];[.DA50];[.DD50];[.DG50];[.DJ50];[.DM50];[.DP50];[.DS50];[.DV50];[.DY50];[.EB50];[.EE50];[.EH50];[.EK50];[.EN50];[.EQ50];[.ET50])" office:value-type="float" office:value="84.3318">
            <text:p>84.3318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8">
            <text:p>4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8">
            <text:p>4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48">
            <text:p>48</text:p>
          </table:table-cell>
          <table:table-cell table:formula="of:=AVERAGE([.B51];[.E51];[.H51];[.K51];[.N51];[.Q51];[.T51];[.W51];[.Z51];[.AC51];[.AF51];[.AI51];[.AL51];[.AO51];[.AR51];[.AU51];[.AX51];[.BA51];[.BD51];[.BG51];[.BJ51];[.BM51];[.BP51];[.BS51];[.BV51];[.BY51];[.CB51];[.CE51];[.CH51];[.CK51];[.CN51];[.CQ51];[.CT51];[.CW51];[.CZ51];[.DC51];[.DF51];[.DI51];[.DL51];[.DO51];[.DR51];[.DU51];[.DX51];[.EA51];[.ED51];[.EG51];[.EJ51];[.EM51];[.EP51];[.ES51])" office:value-type="float" office:value="87.416">
            <text:p>87.416</text:p>
          </table:table-cell>
          <table:table-cell table:formula="of:=AVERAGE([.C51];[.F51];[.I51];[.L51];[.O51];[.R51];[.U51];[.X51];[.AA51];[.AD51];[.AG51];[.AJ51];[.AM51];[.AP51];[.AS51];[.AV51];[.AY51];[.BB51];[.BE51];[.BH51];[.BK51];[.BN51];[.BQ51];[.BT51];[.BW51];[.BZ51];[.CC51];[.CF51];[.CI51];[.CL51];[.CO51];[.CR51];[.CU51];[.CX51];[.DA51];[.DD51];[.DG51];[.DJ51];[.DM51];[.DP51];[.DS51];[.DV51];[.DY51];[.EB51];[.EE51];[.EH51];[.EK51];[.EN51];[.EQ51];[.ET51])" office:value-type="float" office:value="86.9982">
            <text:p>86.9982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49">
            <text:p>4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9">
            <text:p>4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49">
            <text:p>49</text:p>
          </table:table-cell>
          <table:table-cell table:formula="of:=AVERAGE([.B52];[.E52];[.H52];[.K52];[.N52];[.Q52];[.T52];[.W52];[.Z52];[.AC52];[.AF52];[.AI52];[.AL52];[.AO52];[.AR52];[.AU52];[.AX52];[.BA52];[.BD52];[.BG52];[.BJ52];[.BM52];[.BP52];[.BS52];[.BV52];[.BY52];[.CB52];[.CE52];[.CH52];[.CK52];[.CN52];[.CQ52];[.CT52];[.CW52];[.CZ52];[.DC52];[.DF52];[.DI52];[.DL52];[.DO52];[.DR52];[.DU52];[.DX52];[.EA52];[.ED52];[.EG52];[.EJ52];[.EM52];[.EP52];[.ES52])" office:value-type="float" office:value="88.916">
            <text:p>88.916</text:p>
          </table:table-cell>
          <table:table-cell table:formula="of:=AVERAGE([.C52];[.F52];[.I52];[.L52];[.O52];[.R52];[.U52];[.X52];[.AA52];[.AD52];[.AG52];[.AJ52];[.AM52];[.AP52];[.AS52];[.AV52];[.AY52];[.BB52];[.BE52];[.BH52];[.BK52];[.BN52];[.BQ52];[.BT52];[.BW52];[.BZ52];[.CC52];[.CF52];[.CI52];[.CL52];[.CO52];[.CR52];[.CU52];[.CX52];[.DA52];[.DD52];[.DG52];[.DJ52];[.DM52];[.DP52];[.DS52];[.DV52];[.DY52];[.EB52];[.EE52];[.EH52];[.EK52];[.EN52];[.EQ52];[.ET52])" office:value-type="float" office:value="87.3314">
            <text:p>87.331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table:number-columns-repeated="2"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table:number-columns-repeated="2"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table:number-columns-repeated="2"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50">
            <text:p>50</text:p>
          </table:table-cell>
          <table:table-cell table:formula="of:=AVERAGE([.B53];[.E53];[.H53];[.K53];[.N53];[.Q53];[.T53];[.W53];[.Z53];[.AC53];[.AF53];[.AI53];[.AL53];[.AO53];[.AR53];[.AU53];[.AX53];[.BA53];[.BD53];[.BG53];[.BJ53];[.BM53];[.BP53];[.BS53];[.BV53];[.BY53];[.CB53];[.CE53];[.CH53];[.CK53];[.CN53];[.CQ53];[.CT53];[.CW53];[.CZ53];[.DC53];[.DF53];[.DI53];[.DL53];[.DO53];[.DR53];[.DU53];[.DX53];[.EA53];[.ED53];[.EG53];[.EJ53];[.EM53];[.EP53];[.ES53])" office:value-type="float" office:value="88.416">
            <text:p>88.416</text:p>
          </table:table-cell>
          <table:table-cell table:formula="of:=AVERAGE([.C53];[.F53];[.I53];[.L53];[.O53];[.R53];[.U53];[.X53];[.AA53];[.AD53];[.AG53];[.AJ53];[.AM53];[.AP53];[.AS53];[.AV53];[.AY53];[.BB53];[.BE53];[.BH53];[.BK53];[.BN53];[.BQ53];[.BT53];[.BW53];[.BZ53];[.CC53];[.CF53];[.CI53];[.CL53];[.CO53];[.CR53];[.CU53];[.CX53];[.DA53];[.DD53];[.DG53];[.DJ53];[.DM53];[.DP53];[.DS53];[.DV53];[.DY53];[.EB53];[.EE53];[.EH53];[.EK53];[.EN53];[.EQ53];[.ET53])" office:value-type="float" office:value="86.9982">
            <text:p>86.998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1">
            <text:p>5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1">
            <text:p>5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1">
            <text:p>51</text:p>
          </table:table-cell>
          <table:table-cell table:formula="of:=AVERAGE([.B54];[.E54];[.H54];[.K54];[.N54];[.Q54];[.T54];[.W54];[.Z54];[.AC54];[.AF54];[.AI54];[.AL54];[.AO54];[.AR54];[.AU54];[.AX54];[.BA54];[.BD54];[.BG54];[.BJ54];[.BM54];[.BP54];[.BS54];[.BV54];[.BY54];[.CB54];[.CE54];[.CH54];[.CK54];[.CN54];[.CQ54];[.CT54];[.CW54];[.CZ54];[.DC54];[.DF54];[.DI54];[.DL54];[.DO54];[.DR54];[.DU54];[.DX54];[.EA54];[.ED54];[.EG54];[.EJ54];[.EM54];[.EP54];[.ES54])" office:value-type="float" office:value="88.6662">
            <text:p>88.6662</text:p>
          </table:table-cell>
          <table:table-cell table:formula="of:=AVERAGE([.C54];[.F54];[.I54];[.L54];[.O54];[.R54];[.U54];[.X54];[.AA54];[.AD54];[.AG54];[.AJ54];[.AM54];[.AP54];[.AS54];[.AV54];[.AY54];[.BB54];[.BE54];[.BH54];[.BK54];[.BN54];[.BQ54];[.BT54];[.BW54];[.BZ54];[.CC54];[.CF54];[.CI54];[.CL54];[.CO54];[.CR54];[.CU54];[.CX54];[.DA54];[.DD54];[.DG54];[.DJ54];[.DM54];[.DP54];[.DS54];[.DV54];[.DY54];[.EB54];[.EE54];[.EH54];[.EK54];[.EN54];[.EQ54];[.ET54])" office:value-type="float" office:value="88.665">
            <text:p>88.665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2">
            <text:p>5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2">
            <text:p>52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52">
            <text:p>52</text:p>
          </table:table-cell>
          <table:table-cell table:formula="of:=AVERAGE([.B55];[.E55];[.H55];[.K55];[.N55];[.Q55];[.T55];[.W55];[.Z55];[.AC55];[.AF55];[.AI55];[.AL55];[.AO55];[.AR55];[.AU55];[.AX55];[.BA55];[.BD55];[.BG55];[.BJ55];[.BM55];[.BP55];[.BS55];[.BV55];[.BY55];[.CB55];[.CE55];[.CH55];[.CK55];[.CN55];[.CQ55];[.CT55];[.CW55];[.CZ55];[.DC55];[.DF55];[.DI55];[.DL55];[.DO55];[.DR55];[.DU55];[.DX55];[.EA55];[.ED55];[.EG55];[.EJ55];[.EM55];[.EP55];[.ES55])" office:value-type="float" office:value="90.3326">
            <text:p>90.3326</text:p>
          </table:table-cell>
          <table:table-cell table:formula="of:=AVERAGE([.C55];[.F55];[.I55];[.L55];[.O55];[.R55];[.U55];[.X55];[.AA55];[.AD55];[.AG55];[.AJ55];[.AM55];[.AP55];[.AS55];[.AV55];[.AY55];[.BB55];[.BE55];[.BH55];[.BK55];[.BN55];[.BQ55];[.BT55];[.BW55];[.BZ55];[.CC55];[.CF55];[.CI55];[.CL55];[.CO55];[.CR55];[.CU55];[.CX55];[.DA55];[.DD55];[.DG55];[.DJ55];[.DM55];[.DP55];[.DS55];[.DV55];[.DY55];[.EB55];[.EE55];[.EH55];[.EK55];[.EN55];[.EQ55];[.ET55])" office:value-type="float" office:value="85.6648">
            <text:p>85.6648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3">
            <text:p>5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3">
            <text:p>5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53">
            <text:p>53</text:p>
          </table:table-cell>
          <table:table-cell table:formula="of:=AVERAGE([.B56];[.E56];[.H56];[.K56];[.N56];[.Q56];[.T56];[.W56];[.Z56];[.AC56];[.AF56];[.AI56];[.AL56];[.AO56];[.AR56];[.AU56];[.AX56];[.BA56];[.BD56];[.BG56];[.BJ56];[.BM56];[.BP56];[.BS56];[.BV56];[.BY56];[.CB56];[.CE56];[.CH56];[.CK56];[.CN56];[.CQ56];[.CT56];[.CW56];[.CZ56];[.DC56];[.DF56];[.DI56];[.DL56];[.DO56];[.DR56];[.DU56];[.DX56];[.EA56];[.ED56];[.EG56];[.EJ56];[.EM56];[.EP56];[.ES56])" office:value-type="float" office:value="87.9164">
            <text:p>87.9164</text:p>
          </table:table-cell>
          <table:table-cell table:formula="of:=AVERAGE([.C56];[.F56];[.I56];[.L56];[.O56];[.R56];[.U56];[.X56];[.AA56];[.AD56];[.AG56];[.AJ56];[.AM56];[.AP56];[.AS56];[.AV56];[.AY56];[.BB56];[.BE56];[.BH56];[.BK56];[.BN56];[.BQ56];[.BT56];[.BW56];[.BZ56];[.CC56];[.CF56];[.CI56];[.CL56];[.CO56];[.CR56];[.CU56];[.CX56];[.DA56];[.DD56];[.DG56];[.DJ56];[.DM56];[.DP56];[.DS56];[.DV56];[.DY56];[.EB56];[.EE56];[.EH56];[.EK56];[.EN56];[.EQ56];[.ET56])" office:value-type="float" office:value="89.9986">
            <text:p>89.9986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4">
            <text:p>5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4">
            <text:p>5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4">
            <text:p>5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4">
            <text:p>54</text:p>
          </table:table-cell>
          <table:table-cell table:formula="of:=AVERAGE([.B57];[.E57];[.H57];[.K57];[.N57];[.Q57];[.T57];[.W57];[.Z57];[.AC57];[.AF57];[.AI57];[.AL57];[.AO57];[.AR57];[.AU57];[.AX57];[.BA57];[.BD57];[.BG57];[.BJ57];[.BM57];[.BP57];[.BS57];[.BV57];[.BY57];[.CB57];[.CE57];[.CH57];[.CK57];[.CN57];[.CQ57];[.CT57];[.CW57];[.CZ57];[.DC57];[.DF57];[.DI57];[.DL57];[.DO57];[.DR57];[.DU57];[.DX57];[.EA57];[.ED57];[.EG57];[.EJ57];[.EM57];[.EP57];[.ES57])" office:value-type="float" office:value="90.7494">
            <text:p>90.7494</text:p>
          </table:table-cell>
          <table:table-cell table:formula="of:=AVERAGE([.C57];[.F57];[.I57];[.L57];[.O57];[.R57];[.U57];[.X57];[.AA57];[.AD57];[.AG57];[.AJ57];[.AM57];[.AP57];[.AS57];[.AV57];[.AY57];[.BB57];[.BE57];[.BH57];[.BK57];[.BN57];[.BQ57];[.BT57];[.BW57];[.BZ57];[.CC57];[.CF57];[.CI57];[.CL57];[.CO57];[.CR57];[.CU57];[.CX57];[.DA57];[.DD57];[.DG57];[.DJ57];[.DM57];[.DP57];[.DS57];[.DV57];[.DY57];[.EB57];[.EE57];[.EH57];[.EK57];[.EN57];[.EQ57];[.ET57])" office:value-type="float" office:value="83.3314">
            <text:p>83.3314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5">
            <text:p>5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55">
            <text:p>55</text:p>
          </table:table-cell>
          <table:table-cell table:formula="of:=AVERAGE([.B58];[.E58];[.H58];[.K58];[.N58];[.Q58];[.T58];[.W58];[.Z58];[.AC58];[.AF58];[.AI58];[.AL58];[.AO58];[.AR58];[.AU58];[.AX58];[.BA58];[.BD58];[.BG58];[.BJ58];[.BM58];[.BP58];[.BS58];[.BV58];[.BY58];[.CB58];[.CE58];[.CH58];[.CK58];[.CN58];[.CQ58];[.CT58];[.CW58];[.CZ58];[.DC58];[.DF58];[.DI58];[.DL58];[.DO58];[.DR58];[.DU58];[.DX58];[.EA58];[.ED58];[.EG58];[.EJ58];[.EM58];[.EP58];[.ES58])" office:value-type="float" office:value="86.3328">
            <text:p>86.3328</text:p>
          </table:table-cell>
          <table:table-cell table:formula="of:=AVERAGE([.C58];[.F58];[.I58];[.L58];[.O58];[.R58];[.U58];[.X58];[.AA58];[.AD58];[.AG58];[.AJ58];[.AM58];[.AP58];[.AS58];[.AV58];[.AY58];[.BB58];[.BE58];[.BH58];[.BK58];[.BN58];[.BQ58];[.BT58];[.BW58];[.BZ58];[.CC58];[.CF58];[.CI58];[.CL58];[.CO58];[.CR58];[.CU58];[.CX58];[.DA58];[.DD58];[.DG58];[.DJ58];[.DM58];[.DP58];[.DS58];[.DV58];[.DY58];[.EB58];[.EE58];[.EH58];[.EK58];[.EN58];[.EQ58];[.ET58])" office:value-type="float" office:value="87.665">
            <text:p>87.665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3.33">
            <text:p>83.33</text:p>
          </table:table-cell>
          <table:table-cell office:value-type="float" office:value="66.67">
            <text:p>66.67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56">
            <text:p>5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6">
            <text:p>56</text:p>
          </table:table-cell>
          <table:table-cell table:formula="of:=AVERAGE([.B59];[.E59];[.H59];[.K59];[.N59];[.Q59];[.T59];[.W59];[.Z59];[.AC59];[.AF59];[.AI59];[.AL59];[.AO59];[.AR59];[.AU59];[.AX59];[.BA59];[.BD59];[.BG59];[.BJ59];[.BM59];[.BP59];[.BS59];[.BV59];[.BY59];[.CB59];[.CE59];[.CH59];[.CK59];[.CN59];[.CQ59];[.CT59];[.CW59];[.CZ59];[.DC59];[.DF59];[.DI59];[.DL59];[.DO59];[.DR59];[.DU59];[.DX59];[.EA59];[.ED59];[.EG59];[.EJ59];[.EM59];[.EP59];[.ES59])" office:value-type="float" office:value="88.3324">
            <text:p>88.3324</text:p>
          </table:table-cell>
          <table:table-cell table:formula="of:=AVERAGE([.C59];[.F59];[.I59];[.L59];[.O59];[.R59];[.U59];[.X59];[.AA59];[.AD59];[.AG59];[.AJ59];[.AM59];[.AP59];[.AS59];[.AV59];[.AY59];[.BB59];[.BE59];[.BH59];[.BK59];[.BN59];[.BQ59];[.BT59];[.BW59];[.BZ59];[.CC59];[.CF59];[.CI59];[.CL59];[.CO59];[.CR59];[.CU59];[.CX59];[.DA59];[.DD59];[.DG59];[.DJ59];[.DM59];[.DP59];[.DS59];[.DV59];[.DY59];[.EB59];[.EE59];[.EH59];[.EK59];[.EN59];[.EQ59];[.ET59])" office:value-type="float" office:value="87.9982">
            <text:p>87.9982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7">
            <text:p>5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7">
            <text:p>57</text:p>
          </table:table-cell>
          <table:table-cell table:formula="of:=AVERAGE([.B60];[.E60];[.H60];[.K60];[.N60];[.Q60];[.T60];[.W60];[.Z60];[.AC60];[.AF60];[.AI60];[.AL60];[.AO60];[.AR60];[.AU60];[.AX60];[.BA60];[.BD60];[.BG60];[.BJ60];[.BM60];[.BP60];[.BS60];[.BV60];[.BY60];[.CB60];[.CE60];[.CH60];[.CK60];[.CN60];[.CQ60];[.CT60];[.CW60];[.CZ60];[.DC60];[.DF60];[.DI60];[.DL60];[.DO60];[.DR60];[.DU60];[.DX60];[.EA60];[.ED60];[.EG60];[.EJ60];[.EM60];[.EP60];[.ES60])" office:value-type="float" office:value="89.4996">
            <text:p>89.4996</text:p>
          </table:table-cell>
          <table:table-cell table:formula="of:=AVERAGE([.C60];[.F60];[.I60];[.L60];[.O60];[.R60];[.U60];[.X60];[.AA60];[.AD60];[.AG60];[.AJ60];[.AM60];[.AP60];[.AS60];[.AV60];[.AY60];[.BB60];[.BE60];[.BH60];[.BK60];[.BN60];[.BQ60];[.BT60];[.BW60];[.BZ60];[.CC60];[.CF60];[.CI60];[.CL60];[.CO60];[.CR60];[.CU60];[.CX60];[.DA60];[.DD60];[.DG60];[.DJ60];[.DM60];[.DP60];[.DS60];[.DV60];[.DY60];[.EB60];[.EE60];[.EH60];[.EK60];[.EN60];[.EQ60];[.ET60])" office:value-type="float" office:value="85.9984">
            <text:p>85.9984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8">
            <text:p>5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58">
            <text:p>58</text:p>
          </table:table-cell>
          <table:table-cell table:formula="of:=AVERAGE([.B61];[.E61];[.H61];[.K61];[.N61];[.Q61];[.T61];[.W61];[.Z61];[.AC61];[.AF61];[.AI61];[.AL61];[.AO61];[.AR61];[.AU61];[.AX61];[.BA61];[.BD61];[.BG61];[.BJ61];[.BM61];[.BP61];[.BS61];[.BV61];[.BY61];[.CB61];[.CE61];[.CH61];[.CK61];[.CN61];[.CQ61];[.CT61];[.CW61];[.CZ61];[.DC61];[.DF61];[.DI61];[.DL61];[.DO61];[.DR61];[.DU61];[.DX61];[.EA61];[.ED61];[.EG61];[.EJ61];[.EM61];[.EP61];[.ES61])" office:value-type="float" office:value="86.9998">
            <text:p>86.9998</text:p>
          </table:table-cell>
          <table:table-cell table:formula="of:=AVERAGE([.C61];[.F61];[.I61];[.L61];[.O61];[.R61];[.U61];[.X61];[.AA61];[.AD61];[.AG61];[.AJ61];[.AM61];[.AP61];[.AS61];[.AV61];[.AY61];[.BB61];[.BE61];[.BH61];[.BK61];[.BN61];[.BQ61];[.BT61];[.BW61];[.BZ61];[.CC61];[.CF61];[.CI61];[.CL61];[.CO61];[.CR61];[.CU61];[.CX61];[.DA61];[.DD61];[.DG61];[.DJ61];[.DM61];[.DP61];[.DS61];[.DV61];[.DY61];[.EB61];[.EE61];[.EH61];[.EK61];[.EN61];[.EQ61];[.ET61])" office:value-type="float" office:value="89.998">
            <text:p>89.998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66.67">
            <text:p>66.67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59">
            <text:p>5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59">
            <text:p>59</text:p>
          </table:table-cell>
          <table:table-cell table:formula="of:=AVERAGE([.B62];[.E62];[.H62];[.K62];[.N62];[.Q62];[.T62];[.W62];[.Z62];[.AC62];[.AF62];[.AI62];[.AL62];[.AO62];[.AR62];[.AU62];[.AX62];[.BA62];[.BD62];[.BG62];[.BJ62];[.BM62];[.BP62];[.BS62];[.BV62];[.BY62];[.CB62];[.CE62];[.CH62];[.CK62];[.CN62];[.CQ62];[.CT62];[.CW62];[.CZ62];[.DC62];[.DF62];[.DI62];[.DL62];[.DO62];[.DR62];[.DU62];[.DX62];[.EA62];[.ED62];[.EG62];[.EJ62];[.EM62];[.EP62];[.ES62])" office:value-type="float" office:value="89.5832">
            <text:p>89.5832</text:p>
          </table:table-cell>
          <table:table-cell table:formula="of:=AVERAGE([.C62];[.F62];[.I62];[.L62];[.O62];[.R62];[.U62];[.X62];[.AA62];[.AD62];[.AG62];[.AJ62];[.AM62];[.AP62];[.AS62];[.AV62];[.AY62];[.BB62];[.BE62];[.BH62];[.BK62];[.BN62];[.BQ62];[.BT62];[.BW62];[.BZ62];[.CC62];[.CF62];[.CI62];[.CL62];[.CO62];[.CR62];[.CU62];[.CX62];[.DA62];[.DD62];[.DG62];[.DJ62];[.DM62];[.DP62];[.DS62];[.DV62];[.DY62];[.EB62];[.EE62];[.EH62];[.EK62];[.EN62];[.EQ62];[.ET62])" office:value-type="float" office:value="87.3318">
            <text:p>87.3318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0">
            <text:p>6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60">
            <text:p>60</text:p>
          </table:table-cell>
          <table:table-cell table:formula="of:=AVERAGE([.B63];[.E63];[.H63];[.K63];[.N63];[.Q63];[.T63];[.W63];[.Z63];[.AC63];[.AF63];[.AI63];[.AL63];[.AO63];[.AR63];[.AU63];[.AX63];[.BA63];[.BD63];[.BG63];[.BJ63];[.BM63];[.BP63];[.BS63];[.BV63];[.BY63];[.CB63];[.CE63];[.CH63];[.CK63];[.CN63];[.CQ63];[.CT63];[.CW63];[.CZ63];[.DC63];[.DF63];[.DI63];[.DL63];[.DO63];[.DR63];[.DU63];[.DX63];[.EA63];[.ED63];[.EG63];[.EJ63];[.EM63];[.EP63];[.ES63])" office:value-type="float" office:value="89.5832">
            <text:p>89.5832</text:p>
          </table:table-cell>
          <table:table-cell table:formula="of:=AVERAGE([.C63];[.F63];[.I63];[.L63];[.O63];[.R63];[.U63];[.X63];[.AA63];[.AD63];[.AG63];[.AJ63];[.AM63];[.AP63];[.AS63];[.AV63];[.AY63];[.BB63];[.BE63];[.BH63];[.BK63];[.BN63];[.BQ63];[.BT63];[.BW63];[.BZ63];[.CC63];[.CF63];[.CI63];[.CL63];[.CO63];[.CR63];[.CU63];[.CX63];[.DA63];[.DD63];[.DG63];[.DJ63];[.DM63];[.DP63];[.DS63];[.DV63];[.DY63];[.EB63];[.EE63];[.EH63];[.EK63];[.EN63];[.EQ63];[.ET63])" office:value-type="float" office:value="86.6652">
            <text:p>86.6652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1">
            <text:p>6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1">
            <text:p>61</text:p>
          </table:table-cell>
          <table:table-cell table:formula="of:=AVERAGE([.B64];[.E64];[.H64];[.K64];[.N64];[.Q64];[.T64];[.W64];[.Z64];[.AC64];[.AF64];[.AI64];[.AL64];[.AO64];[.AR64];[.AU64];[.AX64];[.BA64];[.BD64];[.BG64];[.BJ64];[.BM64];[.BP64];[.BS64];[.BV64];[.BY64];[.CB64];[.CE64];[.CH64];[.CK64];[.CN64];[.CQ64];[.CT64];[.CW64];[.CZ64];[.DC64];[.DF64];[.DI64];[.DL64];[.DO64];[.DR64];[.DU64];[.DX64];[.EA64];[.ED64];[.EG64];[.EJ64];[.EM64];[.EP64];[.ES64])" office:value-type="float" office:value="88.4994">
            <text:p>88.4994</text:p>
          </table:table-cell>
          <table:table-cell table:formula="of:=AVERAGE([.C64];[.F64];[.I64];[.L64];[.O64];[.R64];[.U64];[.X64];[.AA64];[.AD64];[.AG64];[.AJ64];[.AM64];[.AP64];[.AS64];[.AV64];[.AY64];[.BB64];[.BE64];[.BH64];[.BK64];[.BN64];[.BQ64];[.BT64];[.BW64];[.BZ64];[.CC64];[.CF64];[.CI64];[.CL64];[.CO64];[.CR64];[.CU64];[.CX64];[.DA64];[.DD64];[.DG64];[.DJ64];[.DM64];[.DP64];[.DS64];[.DV64];[.DY64];[.EB64];[.EE64];[.EH64];[.EK64];[.EN64];[.EQ64];[.ET64])" office:value-type="float" office:value="87.6646">
            <text:p>87.664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2">
            <text:p>6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2">
            <text:p>6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2">
            <text:p>62</text:p>
          </table:table-cell>
          <table:table-cell table:formula="of:=AVERAGE([.B65];[.E65];[.H65];[.K65];[.N65];[.Q65];[.T65];[.W65];[.Z65];[.AC65];[.AF65];[.AI65];[.AL65];[.AO65];[.AR65];[.AU65];[.AX65];[.BA65];[.BD65];[.BG65];[.BJ65];[.BM65];[.BP65];[.BS65];[.BV65];[.BY65];[.CB65];[.CE65];[.CH65];[.CK65];[.CN65];[.CQ65];[.CT65];[.CW65];[.CZ65];[.DC65];[.DF65];[.DI65];[.DL65];[.DO65];[.DR65];[.DU65];[.DX65];[.EA65];[.ED65];[.EG65];[.EJ65];[.EM65];[.EP65];[.ES65])" office:value-type="float" office:value="87.9998">
            <text:p>87.9998</text:p>
          </table:table-cell>
          <table:table-cell table:formula="of:=AVERAGE([.C65];[.F65];[.I65];[.L65];[.O65];[.R65];[.U65];[.X65];[.AA65];[.AD65];[.AG65];[.AJ65];[.AM65];[.AP65];[.AS65];[.AV65];[.AY65];[.BB65];[.BE65];[.BH65];[.BK65];[.BN65];[.BQ65];[.BT65];[.BW65];[.BZ65];[.CC65];[.CF65];[.CI65];[.CL65];[.CO65];[.CR65];[.CU65];[.CX65];[.DA65];[.DD65];[.DG65];[.DJ65];[.DM65];[.DP65];[.DS65];[.DV65];[.DY65];[.EB65];[.EE65];[.EH65];[.EK65];[.EN65];[.EQ65];[.ET65])" office:value-type="float" office:value="87.665">
            <text:p>87.665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3">
            <text:p>6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3">
            <text:p>6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3">
            <text:p>6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3">
            <text:p>63</text:p>
          </table:table-cell>
          <table:table-cell table:formula="of:=AVERAGE([.B66];[.E66];[.H66];[.K66];[.N66];[.Q66];[.T66];[.W66];[.Z66];[.AC66];[.AF66];[.AI66];[.AL66];[.AO66];[.AR66];[.AU66];[.AX66];[.BA66];[.BD66];[.BG66];[.BJ66];[.BM66];[.BP66];[.BS66];[.BV66];[.BY66];[.CB66];[.CE66];[.CH66];[.CK66];[.CN66];[.CQ66];[.CT66];[.CW66];[.CZ66];[.DC66];[.DF66];[.DI66];[.DL66];[.DO66];[.DR66];[.DU66];[.DX66];[.EA66];[.ED66];[.EG66];[.EJ66];[.EM66];[.EP66];[.ES66])" office:value-type="float" office:value="89.5828">
            <text:p>89.5828</text:p>
          </table:table-cell>
          <table:table-cell table:formula="of:=AVERAGE([.C66];[.F66];[.I66];[.L66];[.O66];[.R66];[.U66];[.X66];[.AA66];[.AD66];[.AG66];[.AJ66];[.AM66];[.AP66];[.AS66];[.AV66];[.AY66];[.BB66];[.BE66];[.BH66];[.BK66];[.BN66];[.BQ66];[.BT66];[.BW66];[.BZ66];[.CC66];[.CF66];[.CI66];[.CL66];[.CO66];[.CR66];[.CU66];[.CX66];[.DA66];[.DD66];[.DG66];[.DJ66];[.DM66];[.DP66];[.DS66];[.DV66];[.DY66];[.EB66];[.EE66];[.EH66];[.EK66];[.EN66];[.EQ66];[.ET66])" office:value-type="float" office:value="88.3316">
            <text:p>88.3316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64">
            <text:p>6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4">
            <text:p>6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4">
            <text:p>64</text:p>
          </table:table-cell>
          <table:table-cell table:formula="of:=AVERAGE([.B67];[.E67];[.H67];[.K67];[.N67];[.Q67];[.T67];[.W67];[.Z67];[.AC67];[.AF67];[.AI67];[.AL67];[.AO67];[.AR67];[.AU67];[.AX67];[.BA67];[.BD67];[.BG67];[.BJ67];[.BM67];[.BP67];[.BS67];[.BV67];[.BY67];[.CB67];[.CE67];[.CH67];[.CK67];[.CN67];[.CQ67];[.CT67];[.CW67];[.CZ67];[.DC67];[.DF67];[.DI67];[.DL67];[.DO67];[.DR67];[.DU67];[.DX67];[.EA67];[.ED67];[.EG67];[.EJ67];[.EM67];[.EP67];[.ES67])" office:value-type="float" office:value="88.3332">
            <text:p>88.3332</text:p>
          </table:table-cell>
          <table:table-cell table:formula="of:=AVERAGE([.C67];[.F67];[.I67];[.L67];[.O67];[.R67];[.U67];[.X67];[.AA67];[.AD67];[.AG67];[.AJ67];[.AM67];[.AP67];[.AS67];[.AV67];[.AY67];[.BB67];[.BE67];[.BH67];[.BK67];[.BN67];[.BQ67];[.BT67];[.BW67];[.BZ67];[.CC67];[.CF67];[.CI67];[.CL67];[.CO67];[.CR67];[.CU67];[.CX67];[.DA67];[.DD67];[.DG67];[.DJ67];[.DM67];[.DP67];[.DS67];[.DV67];[.DY67];[.EB67];[.EE67];[.EH67];[.EK67];[.EN67];[.EQ67];[.ET67])" office:value-type="float" office:value="84.3312">
            <text:p>84.331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5">
            <text:p>6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65">
            <text:p>65</text:p>
          </table:table-cell>
          <table:table-cell table:formula="of:=AVERAGE([.B68];[.E68];[.H68];[.K68];[.N68];[.Q68];[.T68];[.W68];[.Z68];[.AC68];[.AF68];[.AI68];[.AL68];[.AO68];[.AR68];[.AU68];[.AX68];[.BA68];[.BD68];[.BG68];[.BJ68];[.BM68];[.BP68];[.BS68];[.BV68];[.BY68];[.CB68];[.CE68];[.CH68];[.CK68];[.CN68];[.CQ68];[.CT68];[.CW68];[.CZ68];[.DC68];[.DF68];[.DI68];[.DL68];[.DO68];[.DR68];[.DU68];[.DX68];[.EA68];[.ED68];[.EG68];[.EJ68];[.EM68];[.EP68];[.ES68])" office:value-type="float" office:value="86.833">
            <text:p>86.833</text:p>
          </table:table-cell>
          <table:table-cell table:formula="of:=AVERAGE([.C68];[.F68];[.I68];[.L68];[.O68];[.R68];[.U68];[.X68];[.AA68];[.AD68];[.AG68];[.AJ68];[.AM68];[.AP68];[.AS68];[.AV68];[.AY68];[.BB68];[.BE68];[.BH68];[.BK68];[.BN68];[.BQ68];[.BT68];[.BW68];[.BZ68];[.CC68];[.CF68];[.CI68];[.CL68];[.CO68];[.CR68];[.CU68];[.CX68];[.DA68];[.DD68];[.DG68];[.DJ68];[.DM68];[.DP68];[.DS68];[.DV68];[.DY68];[.EB68];[.EE68];[.EH68];[.EK68];[.EN68];[.EQ68];[.ET68])" office:value-type="float" office:value="89.6654">
            <text:p>89.665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66">
            <text:p>6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6">
            <text:p>6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6">
            <text:p>66</text:p>
          </table:table-cell>
          <table:table-cell table:formula="of:=AVERAGE([.B69];[.E69];[.H69];[.K69];[.N69];[.Q69];[.T69];[.W69];[.Z69];[.AC69];[.AF69];[.AI69];[.AL69];[.AO69];[.AR69];[.AU69];[.AX69];[.BA69];[.BD69];[.BG69];[.BJ69];[.BM69];[.BP69];[.BS69];[.BV69];[.BY69];[.CB69];[.CE69];[.CH69];[.CK69];[.CN69];[.CQ69];[.CT69];[.CW69];[.CZ69];[.DC69];[.DF69];[.DI69];[.DL69];[.DO69];[.DR69];[.DU69];[.DX69];[.EA69];[.ED69];[.EG69];[.EJ69];[.EM69];[.EP69];[.ES69])" office:value-type="float" office:value="90.499">
            <text:p>90.499</text:p>
          </table:table-cell>
          <table:table-cell table:formula="of:=AVERAGE([.C69];[.F69];[.I69];[.L69];[.O69];[.R69];[.U69];[.X69];[.AA69];[.AD69];[.AG69];[.AJ69];[.AM69];[.AP69];[.AS69];[.AV69];[.AY69];[.BB69];[.BE69];[.BH69];[.BK69];[.BN69];[.BQ69];[.BT69];[.BW69];[.BZ69];[.CC69];[.CF69];[.CI69];[.CL69];[.CO69];[.CR69];[.CU69];[.CX69];[.DA69];[.DD69];[.DG69];[.DJ69];[.DM69];[.DP69];[.DS69];[.DV69];[.DY69];[.EB69];[.EE69];[.EH69];[.EK69];[.EN69];[.EQ69];[.ET69])" office:value-type="float" office:value="85.3318">
            <text:p>85.3318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7">
            <text:p>6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7">
            <text:p>6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7">
            <text:p>67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67">
            <text:p>67</text:p>
          </table:table-cell>
          <table:table-cell table:formula="of:=AVERAGE([.B70];[.E70];[.H70];[.K70];[.N70];[.Q70];[.T70];[.W70];[.Z70];[.AC70];[.AF70];[.AI70];[.AL70];[.AO70];[.AR70];[.AU70];[.AX70];[.BA70];[.BD70];[.BG70];[.BJ70];[.BM70];[.BP70];[.BS70];[.BV70];[.BY70];[.CB70];[.CE70];[.CH70];[.CK70];[.CN70];[.CQ70];[.CT70];[.CW70];[.CZ70];[.DC70];[.DF70];[.DI70];[.DL70];[.DO70];[.DR70];[.DU70];[.DX70];[.EA70];[.ED70];[.EG70];[.EJ70];[.EM70];[.EP70];[.ES70])" office:value-type="float" office:value="88.0828">
            <text:p>88.0828</text:p>
          </table:table-cell>
          <table:table-cell table:formula="of:=AVERAGE([.C70];[.F70];[.I70];[.L70];[.O70];[.R70];[.U70];[.X70];[.AA70];[.AD70];[.AG70];[.AJ70];[.AM70];[.AP70];[.AS70];[.AV70];[.AY70];[.BB70];[.BE70];[.BH70];[.BK70];[.BN70];[.BQ70];[.BT70];[.BW70];[.BZ70];[.CC70];[.CF70];[.CI70];[.CL70];[.CO70];[.CR70];[.CU70];[.CX70];[.DA70];[.DD70];[.DG70];[.DJ70];[.DM70];[.DP70];[.DS70];[.DV70];[.DY70];[.EB70];[.EE70];[.EH70];[.EK70];[.EN70];[.EQ70];[.ET70])" office:value-type="float" office:value="88.665">
            <text:p>88.665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8">
            <text:p>6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8">
            <text:p>68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68">
            <text:p>68</text:p>
          </table:table-cell>
          <table:table-cell table:formula="of:=AVERAGE([.B71];[.E71];[.H71];[.K71];[.N71];[.Q71];[.T71];[.W71];[.Z71];[.AC71];[.AF71];[.AI71];[.AL71];[.AO71];[.AR71];[.AU71];[.AX71];[.BA71];[.BD71];[.BG71];[.BJ71];[.BM71];[.BP71];[.BS71];[.BV71];[.BY71];[.CB71];[.CE71];[.CH71];[.CK71];[.CN71];[.CQ71];[.CT71];[.CW71];[.CZ71];[.DC71];[.DF71];[.DI71];[.DL71];[.DO71];[.DR71];[.DU71];[.DX71];[.EA71];[.ED71];[.EG71];[.EJ71];[.EM71];[.EP71];[.ES71])" office:value-type="float" office:value="88.4166">
            <text:p>88.4166</text:p>
          </table:table-cell>
          <table:table-cell table:formula="of:=AVERAGE([.C71];[.F71];[.I71];[.L71];[.O71];[.R71];[.U71];[.X71];[.AA71];[.AD71];[.AG71];[.AJ71];[.AM71];[.AP71];[.AS71];[.AV71];[.AY71];[.BB71];[.BE71];[.BH71];[.BK71];[.BN71];[.BQ71];[.BT71];[.BW71];[.BZ71];[.CC71];[.CF71];[.CI71];[.CL71];[.CO71];[.CR71];[.CU71];[.CX71];[.DA71];[.DD71];[.DG71];[.DJ71];[.DM71];[.DP71];[.DS71];[.DV71];[.DY71];[.EB71];[.EE71];[.EH71];[.EK71];[.EN71];[.EQ71];[.ET71])" office:value-type="float" office:value="85.9986">
            <text:p>85.9986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69">
            <text:p>6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69">
            <text:p>69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69">
            <text:p>69</text:p>
          </table:table-cell>
          <table:table-cell table:formula="of:=AVERAGE([.B72];[.E72];[.H72];[.K72];[.N72];[.Q72];[.T72];[.W72];[.Z72];[.AC72];[.AF72];[.AI72];[.AL72];[.AO72];[.AR72];[.AU72];[.AX72];[.BA72];[.BD72];[.BG72];[.BJ72];[.BM72];[.BP72];[.BS72];[.BV72];[.BY72];[.CB72];[.CE72];[.CH72];[.CK72];[.CN72];[.CQ72];[.CT72];[.CW72];[.CZ72];[.DC72];[.DF72];[.DI72];[.DL72];[.DO72];[.DR72];[.DU72];[.DX72];[.EA72];[.ED72];[.EG72];[.EJ72];[.EM72];[.EP72];[.ES72])" office:value-type="float" office:value="90.9158">
            <text:p>90.9158</text:p>
          </table:table-cell>
          <table:table-cell table:formula="of:=AVERAGE([.C72];[.F72];[.I72];[.L72];[.O72];[.R72];[.U72];[.X72];[.AA72];[.AD72];[.AG72];[.AJ72];[.AM72];[.AP72];[.AS72];[.AV72];[.AY72];[.BB72];[.BE72];[.BH72];[.BK72];[.BN72];[.BQ72];[.BT72];[.BW72];[.BZ72];[.CC72];[.CF72];[.CI72];[.CL72];[.CO72];[.CR72];[.CU72];[.CX72];[.DA72];[.DD72];[.DG72];[.DJ72];[.DM72];[.DP72];[.DS72];[.DV72];[.DY72];[.EB72];[.EE72];[.EH72];[.EK72];[.EN72];[.EQ72];[.ET72])" office:value-type="float" office:value="86.998">
            <text:p>86.998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0">
            <text:p>7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/>
          <table:table-cell office:value-type="float" office:value="70">
            <text:p>70</text:p>
          </table:table-cell>
          <table:table-cell table:formula="of:=AVERAGE([.B73];[.E73];[.H73];[.K73];[.N73];[.Q73];[.T73];[.W73];[.Z73];[.AC73];[.AF73];[.AI73];[.AL73];[.AO73];[.AR73];[.AU73];[.AX73];[.BA73];[.BD73];[.BG73];[.BJ73];[.BM73];[.BP73];[.BS73];[.BV73];[.BY73];[.CB73];[.CE73];[.CH73];[.CK73];[.CN73];[.CQ73];[.CT73];[.CW73];[.CZ73];[.DC73];[.DF73];[.DI73];[.DL73];[.DO73];[.DR73];[.DU73];[.DX73];[.EA73];[.ED73];[.EG73];[.EJ73];[.EM73];[.EP73];[.ES73])" office:value-type="float" office:value="86.3324">
            <text:p>86.3324</text:p>
          </table:table-cell>
          <table:table-cell table:formula="of:=AVERAGE([.C73];[.F73];[.I73];[.L73];[.O73];[.R73];[.U73];[.X73];[.AA73];[.AD73];[.AG73];[.AJ73];[.AM73];[.AP73];[.AS73];[.AV73];[.AY73];[.BB73];[.BE73];[.BH73];[.BK73];[.BN73];[.BQ73];[.BT73];[.BW73];[.BZ73];[.CC73];[.CF73];[.CI73];[.CL73];[.CO73];[.CR73];[.CU73];[.CX73];[.DA73];[.DD73];[.DG73];[.DJ73];[.DM73];[.DP73];[.DS73];[.DV73];[.DY73];[.EB73];[.EE73];[.EH73];[.EK73];[.EN73];[.EQ73];[.ET73])" office:value-type="float" office:value="89.3318">
            <text:p>89.3318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71">
            <text:p>7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1">
            <text:p>71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1">
            <text:p>7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71">
            <text:p>71</text:p>
          </table:table-cell>
          <table:table-cell table:formula="of:=AVERAGE([.B74];[.E74];[.H74];[.K74];[.N74];[.Q74];[.T74];[.W74];[.Z74];[.AC74];[.AF74];[.AI74];[.AL74];[.AO74];[.AR74];[.AU74];[.AX74];[.BA74];[.BD74];[.BG74];[.BJ74];[.BM74];[.BP74];[.BS74];[.BV74];[.BY74];[.CB74];[.CE74];[.CH74];[.CK74];[.CN74];[.CQ74];[.CT74];[.CW74];[.CZ74];[.DC74];[.DF74];[.DI74];[.DL74];[.DO74];[.DR74];[.DU74];[.DX74];[.EA74];[.ED74];[.EG74];[.EJ74];[.EM74];[.EP74];[.ES74])" office:value-type="float" office:value="89.9996">
            <text:p>89.9996</text:p>
          </table:table-cell>
          <table:table-cell table:formula="of:=AVERAGE([.C74];[.F74];[.I74];[.L74];[.O74];[.R74];[.U74];[.X74];[.AA74];[.AD74];[.AG74];[.AJ74];[.AM74];[.AP74];[.AS74];[.AV74];[.AY74];[.BB74];[.BE74];[.BH74];[.BK74];[.BN74];[.BQ74];[.BT74];[.BW74];[.BZ74];[.CC74];[.CF74];[.CI74];[.CL74];[.CO74];[.CR74];[.CU74];[.CX74];[.DA74];[.DD74];[.DG74];[.DJ74];[.DM74];[.DP74];[.DS74];[.DV74];[.DY74];[.EB74];[.EE74];[.EH74];[.EK74];[.EN74];[.EQ74];[.ET74])" office:value-type="float" office:value="89.6654">
            <text:p>89.6654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2">
            <text:p>7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/>
          <table:table-cell office:value-type="float" office:value="72">
            <text:p>72</text:p>
          </table:table-cell>
          <table:table-cell table:formula="of:=AVERAGE([.B75];[.E75];[.H75];[.K75];[.N75];[.Q75];[.T75];[.W75];[.Z75];[.AC75];[.AF75];[.AI75];[.AL75];[.AO75];[.AR75];[.AU75];[.AX75];[.BA75];[.BD75];[.BG75];[.BJ75];[.BM75];[.BP75];[.BS75];[.BV75];[.BY75];[.CB75];[.CE75];[.CH75];[.CK75];[.CN75];[.CQ75];[.CT75];[.CW75];[.CZ75];[.DC75];[.DF75];[.DI75];[.DL75];[.DO75];[.DR75];[.DU75];[.DX75];[.EA75];[.ED75];[.EG75];[.EJ75];[.EM75];[.EP75];[.ES75])" office:value-type="float" office:value="90.4158">
            <text:p>90.4158</text:p>
          </table:table-cell>
          <table:table-cell table:formula="of:=AVERAGE([.C75];[.F75];[.I75];[.L75];[.O75];[.R75];[.U75];[.X75];[.AA75];[.AD75];[.AG75];[.AJ75];[.AM75];[.AP75];[.AS75];[.AV75];[.AY75];[.BB75];[.BE75];[.BH75];[.BK75];[.BN75];[.BQ75];[.BT75];[.BW75];[.BZ75];[.CC75];[.CF75];[.CI75];[.CL75];[.CO75];[.CR75];[.CU75];[.CX75];[.DA75];[.DD75];[.DG75];[.DJ75];[.DM75];[.DP75];[.DS75];[.DV75];[.DY75];[.EB75];[.EE75];[.EH75];[.EK75];[.EN75];[.EQ75];[.ET75])" office:value-type="float" office:value="86.6646">
            <text:p>86.6646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91.67">
            <text:p>91.67</text:p>
          </table:table-cell>
          <table:table-cell office:value-type="float" office:value="66.67">
            <text:p>66.67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66.67">
            <text:p>66.67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3">
            <text:p>7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3">
            <text:p>7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73">
            <text:p>73</text:p>
          </table:table-cell>
          <table:table-cell table:formula="of:=AVERAGE([.B76];[.E76];[.H76];[.K76];[.N76];[.Q76];[.T76];[.W76];[.Z76];[.AC76];[.AF76];[.AI76];[.AL76];[.AO76];[.AR76];[.AU76];[.AX76];[.BA76];[.BD76];[.BG76];[.BJ76];[.BM76];[.BP76];[.BS76];[.BV76];[.BY76];[.CB76];[.CE76];[.CH76];[.CK76];[.CN76];[.CQ76];[.CT76];[.CW76];[.CZ76];[.DC76];[.DF76];[.DI76];[.DL76];[.DO76];[.DR76];[.DU76];[.DX76];[.EA76];[.ED76];[.EG76];[.EJ76];[.EM76];[.EP76];[.ES76])" office:value-type="float" office:value="87.25">
            <text:p>87.25</text:p>
          </table:table-cell>
          <table:table-cell table:formula="of:=AVERAGE([.C76];[.F76];[.I76];[.L76];[.O76];[.R76];[.U76];[.X76];[.AA76];[.AD76];[.AG76];[.AJ76];[.AM76];[.AP76];[.AS76];[.AV76];[.AY76];[.BB76];[.BE76];[.BH76];[.BK76];[.BN76];[.BQ76];[.BT76];[.BW76];[.BZ76];[.CC76];[.CF76];[.CI76];[.CL76];[.CO76];[.CR76];[.CU76];[.CX76];[.DA76];[.DD76];[.DG76];[.DJ76];[.DM76];[.DP76];[.DS76];[.DV76];[.DY76];[.EB76];[.EE76];[.EH76];[.EK76];[.EN76];[.EQ76];[.ET76])" office:value-type="float" office:value="88.3316">
            <text:p>88.3316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4">
            <text:p>74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4">
            <text:p>7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4">
            <text:p>74</text:p>
          </table:table-cell>
          <table:table-cell table:formula="of:=AVERAGE([.B77];[.E77];[.H77];[.K77];[.N77];[.Q77];[.T77];[.W77];[.Z77];[.AC77];[.AF77];[.AI77];[.AL77];[.AO77];[.AR77];[.AU77];[.AX77];[.BA77];[.BD77];[.BG77];[.BJ77];[.BM77];[.BP77];[.BS77];[.BV77];[.BY77];[.CB77];[.CE77];[.CH77];[.CK77];[.CN77];[.CQ77];[.CT77];[.CW77];[.CZ77];[.DC77];[.DF77];[.DI77];[.DL77];[.DO77];[.DR77];[.DU77];[.DX77];[.EA77];[.ED77];[.EG77];[.EJ77];[.EM77];[.EP77];[.ES77])" office:value-type="float" office:value="88.1662">
            <text:p>88.1662</text:p>
          </table:table-cell>
          <table:table-cell table:formula="of:=AVERAGE([.C77];[.F77];[.I77];[.L77];[.O77];[.R77];[.U77];[.X77];[.AA77];[.AD77];[.AG77];[.AJ77];[.AM77];[.AP77];[.AS77];[.AV77];[.AY77];[.BB77];[.BE77];[.BH77];[.BK77];[.BN77];[.BQ77];[.BT77];[.BW77];[.BZ77];[.CC77];[.CF77];[.CI77];[.CL77];[.CO77];[.CR77];[.CU77];[.CX77];[.DA77];[.DD77];[.DG77];[.DJ77];[.DM77];[.DP77];[.DS77];[.DV77];[.DY77];[.EB77];[.EE77];[.EH77];[.EK77];[.EN77];[.EQ77];[.ET77])" office:value-type="float" office:value="93.3322">
            <text:p>93.332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5">
            <text:p>75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75">
            <text:p>75</text:p>
          </table:table-cell>
          <table:table-cell table:formula="of:=AVERAGE([.B78];[.E78];[.H78];[.K78];[.N78];[.Q78];[.T78];[.W78];[.Z78];[.AC78];[.AF78];[.AI78];[.AL78];[.AO78];[.AR78];[.AU78];[.AX78];[.BA78];[.BD78];[.BG78];[.BJ78];[.BM78];[.BP78];[.BS78];[.BV78];[.BY78];[.CB78];[.CE78];[.CH78];[.CK78];[.CN78];[.CQ78];[.CT78];[.CW78];[.CZ78];[.DC78];[.DF78];[.DI78];[.DL78];[.DO78];[.DR78];[.DU78];[.DX78];[.EA78];[.ED78];[.EG78];[.EJ78];[.EM78];[.EP78];[.ES78])" office:value-type="float" office:value="91.9162">
            <text:p>91.9162</text:p>
          </table:table-cell>
          <table:table-cell table:formula="of:=AVERAGE([.C78];[.F78];[.I78];[.L78];[.O78];[.R78];[.U78];[.X78];[.AA78];[.AD78];[.AG78];[.AJ78];[.AM78];[.AP78];[.AS78];[.AV78];[.AY78];[.BB78];[.BE78];[.BH78];[.BK78];[.BN78];[.BQ78];[.BT78];[.BW78];[.BZ78];[.CC78];[.CF78];[.CI78];[.CL78];[.CO78];[.CR78];[.CU78];[.CX78];[.DA78];[.DD78];[.DG78];[.DJ78];[.DM78];[.DP78];[.DS78];[.DV78];[.DY78];[.EB78];[.EE78];[.EH78];[.EK78];[.EN78];[.EQ78];[.ET78])" office:value-type="float" office:value="86.3316">
            <text:p>86.3316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6">
            <text:p>76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6">
            <text:p>7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6">
            <text:p>76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76">
            <text:p>76</text:p>
          </table:table-cell>
          <table:table-cell table:formula="of:=AVERAGE([.B79];[.E79];[.H79];[.K79];[.N79];[.Q79];[.T79];[.W79];[.Z79];[.AC79];[.AF79];[.AI79];[.AL79];[.AO79];[.AR79];[.AU79];[.AX79];[.BA79];[.BD79];[.BG79];[.BJ79];[.BM79];[.BP79];[.BS79];[.BV79];[.BY79];[.CB79];[.CE79];[.CH79];[.CK79];[.CN79];[.CQ79];[.CT79];[.CW79];[.CZ79];[.DC79];[.DF79];[.DI79];[.DL79];[.DO79];[.DR79];[.DU79];[.DX79];[.EA79];[.ED79];[.EG79];[.EJ79];[.EM79];[.EP79];[.ES79])" office:value-type="float" office:value="86.7494">
            <text:p>86.7494</text:p>
          </table:table-cell>
          <table:table-cell table:formula="of:=AVERAGE([.C79];[.F79];[.I79];[.L79];[.O79];[.R79];[.U79];[.X79];[.AA79];[.AD79];[.AG79];[.AJ79];[.AM79];[.AP79];[.AS79];[.AV79];[.AY79];[.BB79];[.BE79];[.BH79];[.BK79];[.BN79];[.BQ79];[.BT79];[.BW79];[.BZ79];[.CC79];[.CF79];[.CI79];[.CL79];[.CO79];[.CR79];[.CU79];[.CX79];[.DA79];[.DD79];[.DG79];[.DJ79];[.DM79];[.DP79];[.DS79];[.DV79];[.DY79];[.EB79];[.EE79];[.EH79];[.EK79];[.EN79];[.EQ79];[.ET79])" office:value-type="float" office:value="86.9986">
            <text:p>86.998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77">
            <text:p>7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7">
            <text:p>7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7">
            <text:p>7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7">
            <text:p>77</text:p>
          </table:table-cell>
          <table:table-cell table:formula="of:=AVERAGE([.B80];[.E80];[.H80];[.K80];[.N80];[.Q80];[.T80];[.W80];[.Z80];[.AC80];[.AF80];[.AI80];[.AL80];[.AO80];[.AR80];[.AU80];[.AX80];[.BA80];[.BD80];[.BG80];[.BJ80];[.BM80];[.BP80];[.BS80];[.BV80];[.BY80];[.CB80];[.CE80];[.CH80];[.CK80];[.CN80];[.CQ80];[.CT80];[.CW80];[.CZ80];[.DC80];[.DF80];[.DI80];[.DL80];[.DO80];[.DR80];[.DU80];[.DX80];[.EA80];[.ED80];[.EG80];[.EJ80];[.EM80];[.EP80];[.ES80])" office:value-type="float" office:value="90.4992">
            <text:p>90.4992</text:p>
          </table:table-cell>
          <table:table-cell table:formula="of:=AVERAGE([.C80];[.F80];[.I80];[.L80];[.O80];[.R80];[.U80];[.X80];[.AA80];[.AD80];[.AG80];[.AJ80];[.AM80];[.AP80];[.AS80];[.AV80];[.AY80];[.BB80];[.BE80];[.BH80];[.BK80];[.BN80];[.BQ80];[.BT80];[.BW80];[.BZ80];[.CC80];[.CF80];[.CI80];[.CL80];[.CO80];[.CR80];[.CU80];[.CX80];[.DA80];[.DD80];[.DG80];[.DJ80];[.DM80];[.DP80];[.DS80];[.DV80];[.DY80];[.EB80];[.EE80];[.EH80];[.EK80];[.EN80];[.EQ80];[.ET80])" office:value-type="float" office:value="86.3314">
            <text:p>86.3314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8">
            <text:p>7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/>
          <table:table-cell office:value-type="float" office:value="78">
            <text:p>78</text:p>
          </table:table-cell>
          <table:table-cell table:formula="of:=AVERAGE([.B81];[.E81];[.H81];[.K81];[.N81];[.Q81];[.T81];[.W81];[.Z81];[.AC81];[.AF81];[.AI81];[.AL81];[.AO81];[.AR81];[.AU81];[.AX81];[.BA81];[.BD81];[.BG81];[.BJ81];[.BM81];[.BP81];[.BS81];[.BV81];[.BY81];[.CB81];[.CE81];[.CH81];[.CK81];[.CN81];[.CQ81];[.CT81];[.CW81];[.CZ81];[.DC81];[.DF81];[.DI81];[.DL81];[.DO81];[.DR81];[.DU81];[.DX81];[.EA81];[.ED81];[.EG81];[.EJ81];[.EM81];[.EP81];[.ES81])" office:value-type="float" office:value="87.416">
            <text:p>87.416</text:p>
          </table:table-cell>
          <table:table-cell table:formula="of:=AVERAGE([.C81];[.F81];[.I81];[.L81];[.O81];[.R81];[.U81];[.X81];[.AA81];[.AD81];[.AG81];[.AJ81];[.AM81];[.AP81];[.AS81];[.AV81];[.AY81];[.BB81];[.BE81];[.BH81];[.BK81];[.BN81];[.BQ81];[.BT81];[.BW81];[.BZ81];[.CC81];[.CF81];[.CI81];[.CL81];[.CO81];[.CR81];[.CU81];[.CX81];[.DA81];[.DD81];[.DG81];[.DJ81];[.DM81];[.DP81];[.DS81];[.DV81];[.DY81];[.EB81];[.EE81];[.EH81];[.EK81];[.EN81];[.EQ81];[.ET81])" office:value-type="float" office:value="89.9986">
            <text:p>89.9986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79">
            <text:p>7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79">
            <text:p>7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/>
          <table:table-cell office:value-type="float" office:value="79">
            <text:p>79</text:p>
          </table:table-cell>
          <table:table-cell table:formula="of:=AVERAGE([.B82];[.E82];[.H82];[.K82];[.N82];[.Q82];[.T82];[.W82];[.Z82];[.AC82];[.AF82];[.AI82];[.AL82];[.AO82];[.AR82];[.AU82];[.AX82];[.BA82];[.BD82];[.BG82];[.BJ82];[.BM82];[.BP82];[.BS82];[.BV82];[.BY82];[.CB82];[.CE82];[.CH82];[.CK82];[.CN82];[.CQ82];[.CT82];[.CW82];[.CZ82];[.DC82];[.DF82];[.DI82];[.DL82];[.DO82];[.DR82];[.DU82];[.DX82];[.EA82];[.ED82];[.EG82];[.EJ82];[.EM82];[.EP82];[.ES82])" office:value-type="float" office:value="91.833">
            <text:p>91.833</text:p>
          </table:table-cell>
          <table:table-cell table:formula="of:=AVERAGE([.C82];[.F82];[.I82];[.L82];[.O82];[.R82];[.U82];[.X82];[.AA82];[.AD82];[.AG82];[.AJ82];[.AM82];[.AP82];[.AS82];[.AV82];[.AY82];[.BB82];[.BE82];[.BH82];[.BK82];[.BN82];[.BQ82];[.BT82];[.BW82];[.BZ82];[.CC82];[.CF82];[.CI82];[.CL82];[.CO82];[.CR82];[.CU82];[.CX82];[.DA82];[.DD82];[.DG82];[.DJ82];[.DM82];[.DP82];[.DS82];[.DV82];[.DY82];[.EB82];[.EE82];[.EH82];[.EK82];[.EN82];[.EQ82];[.ET82])" office:value-type="float" office:value="88.6652">
            <text:p>88.665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0">
            <text:p>8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80">
            <text:p>80</text:p>
          </table:table-cell>
          <table:table-cell table:formula="of:=AVERAGE([.B83];[.E83];[.H83];[.K83];[.N83];[.Q83];[.T83];[.W83];[.Z83];[.AC83];[.AF83];[.AI83];[.AL83];[.AO83];[.AR83];[.AU83];[.AX83];[.BA83];[.BD83];[.BG83];[.BJ83];[.BM83];[.BP83];[.BS83];[.BV83];[.BY83];[.CB83];[.CE83];[.CH83];[.CK83];[.CN83];[.CQ83];[.CT83];[.CW83];[.CZ83];[.DC83];[.DF83];[.DI83];[.DL83];[.DO83];[.DR83];[.DU83];[.DX83];[.EA83];[.ED83];[.EG83];[.EJ83];[.EM83];[.EP83];[.ES83])" office:value-type="float" office:value="89.082">
            <text:p>89.082</text:p>
          </table:table-cell>
          <table:table-cell table:formula="of:=AVERAGE([.C83];[.F83];[.I83];[.L83];[.O83];[.R83];[.U83];[.X83];[.AA83];[.AD83];[.AG83];[.AJ83];[.AM83];[.AP83];[.AS83];[.AV83];[.AY83];[.BB83];[.BE83];[.BH83];[.BK83];[.BN83];[.BQ83];[.BT83];[.BW83];[.BZ83];[.CC83];[.CF83];[.CI83];[.CL83];[.CO83];[.CR83];[.CU83];[.CX83];[.DA83];[.DD83];[.DG83];[.DJ83];[.DM83];[.DP83];[.DS83];[.DV83];[.DY83];[.EB83];[.EE83];[.EH83];[.EK83];[.EN83];[.EQ83];[.ET83])" office:value-type="float" office:value="88.665">
            <text:p>88.66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1">
            <text:p>8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1">
            <text:p>8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1">
            <text:p>8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81">
            <text:p>81</text:p>
          </table:table-cell>
          <table:table-cell table:formula="of:=AVERAGE([.B84];[.E84];[.H84];[.K84];[.N84];[.Q84];[.T84];[.W84];[.Z84];[.AC84];[.AF84];[.AI84];[.AL84];[.AO84];[.AR84];[.AU84];[.AX84];[.BA84];[.BD84];[.BG84];[.BJ84];[.BM84];[.BP84];[.BS84];[.BV84];[.BY84];[.CB84];[.CE84];[.CH84];[.CK84];[.CN84];[.CQ84];[.CT84];[.CW84];[.CZ84];[.DC84];[.DF84];[.DI84];[.DL84];[.DO84];[.DR84];[.DU84];[.DX84];[.EA84];[.ED84];[.EG84];[.EJ84];[.EM84];[.EP84];[.ES84])" office:value-type="float" office:value="88.8332">
            <text:p>88.8332</text:p>
          </table:table-cell>
          <table:table-cell table:formula="of:=AVERAGE([.C84];[.F84];[.I84];[.L84];[.O84];[.R84];[.U84];[.X84];[.AA84];[.AD84];[.AG84];[.AJ84];[.AM84];[.AP84];[.AS84];[.AV84];[.AY84];[.BB84];[.BE84];[.BH84];[.BK84];[.BN84];[.BQ84];[.BT84];[.BW84];[.BZ84];[.CC84];[.CF84];[.CI84];[.CL84];[.CO84];[.CR84];[.CU84];[.CX84];[.DA84];[.DD84];[.DG84];[.DJ84];[.DM84];[.DP84];[.DS84];[.DV84];[.DY84];[.EB84];[.EE84];[.EH84];[.EK84];[.EN84];[.EQ84];[.ET84])" office:value-type="float" office:value="89.3318">
            <text:p>89.3318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2">
            <text:p>8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2">
            <text:p>8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82">
            <text:p>82</text:p>
          </table:table-cell>
          <table:table-cell table:formula="of:=AVERAGE([.B85];[.E85];[.H85];[.K85];[.N85];[.Q85];[.T85];[.W85];[.Z85];[.AC85];[.AF85];[.AI85];[.AL85];[.AO85];[.AR85];[.AU85];[.AX85];[.BA85];[.BD85];[.BG85];[.BJ85];[.BM85];[.BP85];[.BS85];[.BV85];[.BY85];[.CB85];[.CE85];[.CH85];[.CK85];[.CN85];[.CQ85];[.CT85];[.CW85];[.CZ85];[.DC85];[.DF85];[.DI85];[.DL85];[.DO85];[.DR85];[.DU85];[.DX85];[.EA85];[.ED85];[.EG85];[.EJ85];[.EM85];[.EP85];[.ES85])" office:value-type="float" office:value="88.249">
            <text:p>88.249</text:p>
          </table:table-cell>
          <table:table-cell table:formula="of:=AVERAGE([.C85];[.F85];[.I85];[.L85];[.O85];[.R85];[.U85];[.X85];[.AA85];[.AD85];[.AG85];[.AJ85];[.AM85];[.AP85];[.AS85];[.AV85];[.AY85];[.BB85];[.BE85];[.BH85];[.BK85];[.BN85];[.BQ85];[.BT85];[.BW85];[.BZ85];[.CC85];[.CF85];[.CI85];[.CL85];[.CO85];[.CR85];[.CU85];[.CX85];[.DA85];[.DD85];[.DG85];[.DJ85];[.DM85];[.DP85];[.DS85];[.DV85];[.DY85];[.EB85];[.EE85];[.EH85];[.EK85];[.EN85];[.EQ85];[.ET85])" office:value-type="float" office:value="91.3324">
            <text:p>91.3324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3">
            <text:p>8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3">
            <text:p>83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83">
            <text:p>83</text:p>
          </table:table-cell>
          <table:table-cell table:formula="of:=AVERAGE([.B86];[.E86];[.H86];[.K86];[.N86];[.Q86];[.T86];[.W86];[.Z86];[.AC86];[.AF86];[.AI86];[.AL86];[.AO86];[.AR86];[.AU86];[.AX86];[.BA86];[.BD86];[.BG86];[.BJ86];[.BM86];[.BP86];[.BS86];[.BV86];[.BY86];[.CB86];[.CE86];[.CH86];[.CK86];[.CN86];[.CQ86];[.CT86];[.CW86];[.CZ86];[.DC86];[.DF86];[.DI86];[.DL86];[.DO86];[.DR86];[.DU86];[.DX86];[.EA86];[.ED86];[.EG86];[.EJ86];[.EM86];[.EP86];[.ES86])" office:value-type="float" office:value="91.082">
            <text:p>91.082</text:p>
          </table:table-cell>
          <table:table-cell table:formula="of:=AVERAGE([.C86];[.F86];[.I86];[.L86];[.O86];[.R86];[.U86];[.X86];[.AA86];[.AD86];[.AG86];[.AJ86];[.AM86];[.AP86];[.AS86];[.AV86];[.AY86];[.BB86];[.BE86];[.BH86];[.BK86];[.BN86];[.BQ86];[.BT86];[.BW86];[.BZ86];[.CC86];[.CF86];[.CI86];[.CL86];[.CO86];[.CR86];[.CU86];[.CX86];[.DA86];[.DD86];[.DG86];[.DJ86];[.DM86];[.DP86];[.DS86];[.DV86];[.DY86];[.EB86];[.EE86];[.EH86];[.EK86];[.EN86];[.EQ86];[.ET86])" office:value-type="float" office:value="86.665">
            <text:p>86.665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4">
            <text:p>8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84">
            <text:p>84</text:p>
          </table:table-cell>
          <table:table-cell table:formula="of:=AVERAGE([.B87];[.E87];[.H87];[.K87];[.N87];[.Q87];[.T87];[.W87];[.Z87];[.AC87];[.AF87];[.AI87];[.AL87];[.AO87];[.AR87];[.AU87];[.AX87];[.BA87];[.BD87];[.BG87];[.BJ87];[.BM87];[.BP87];[.BS87];[.BV87];[.BY87];[.CB87];[.CE87];[.CH87];[.CK87];[.CN87];[.CQ87];[.CT87];[.CW87];[.CZ87];[.DC87];[.DF87];[.DI87];[.DL87];[.DO87];[.DR87];[.DU87];[.DX87];[.EA87];[.ED87];[.EG87];[.EJ87];[.EM87];[.EP87];[.ES87])" office:value-type="float" office:value="89.082">
            <text:p>89.082</text:p>
          </table:table-cell>
          <table:table-cell table:formula="of:=AVERAGE([.C87];[.F87];[.I87];[.L87];[.O87];[.R87];[.U87];[.X87];[.AA87];[.AD87];[.AG87];[.AJ87];[.AM87];[.AP87];[.AS87];[.AV87];[.AY87];[.BB87];[.BE87];[.BH87];[.BK87];[.BN87];[.BQ87];[.BT87];[.BW87];[.BZ87];[.CC87];[.CF87];[.CI87];[.CL87];[.CO87];[.CR87];[.CU87];[.CX87];[.DA87];[.DD87];[.DG87];[.DJ87];[.DM87];[.DP87];[.DS87];[.DV87];[.DY87];[.EB87];[.EE87];[.EH87];[.EK87];[.EN87];[.EQ87];[.ET87])" office:value-type="float" office:value="88.332">
            <text:p>88.33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5">
            <text:p>8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85">
            <text:p>85</text:p>
          </table:table-cell>
          <table:table-cell table:formula="of:=AVERAGE([.B88];[.E88];[.H88];[.K88];[.N88];[.Q88];[.T88];[.W88];[.Z88];[.AC88];[.AF88];[.AI88];[.AL88];[.AO88];[.AR88];[.AU88];[.AX88];[.BA88];[.BD88];[.BG88];[.BJ88];[.BM88];[.BP88];[.BS88];[.BV88];[.BY88];[.CB88];[.CE88];[.CH88];[.CK88];[.CN88];[.CQ88];[.CT88];[.CW88];[.CZ88];[.DC88];[.DF88];[.DI88];[.DL88];[.DO88];[.DR88];[.DU88];[.DX88];[.EA88];[.ED88];[.EG88];[.EJ88];[.EM88];[.EP88];[.ES88])" office:value-type="float" office:value="88.9162">
            <text:p>88.9162</text:p>
          </table:table-cell>
          <table:table-cell table:formula="of:=AVERAGE([.C88];[.F88];[.I88];[.L88];[.O88];[.R88];[.U88];[.X88];[.AA88];[.AD88];[.AG88];[.AJ88];[.AM88];[.AP88];[.AS88];[.AV88];[.AY88];[.BB88];[.BE88];[.BH88];[.BK88];[.BN88];[.BQ88];[.BT88];[.BW88];[.BZ88];[.CC88];[.CF88];[.CI88];[.CL88];[.CO88];[.CR88];[.CU88];[.CX88];[.DA88];[.DD88];[.DG88];[.DJ88];[.DM88];[.DP88];[.DS88];[.DV88];[.DY88];[.EB88];[.EE88];[.EH88];[.EK88];[.EN88];[.EQ88];[.ET88])" office:value-type="float" office:value="87.9984">
            <text:p>87.9984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86">
            <text:p>8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6">
            <text:p>8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86">
            <text:p>86</text:p>
          </table:table-cell>
          <table:table-cell table:formula="of:=AVERAGE([.B89];[.E89];[.H89];[.K89];[.N89];[.Q89];[.T89];[.W89];[.Z89];[.AC89];[.AF89];[.AI89];[.AL89];[.AO89];[.AR89];[.AU89];[.AX89];[.BA89];[.BD89];[.BG89];[.BJ89];[.BM89];[.BP89];[.BS89];[.BV89];[.BY89];[.CB89];[.CE89];[.CH89];[.CK89];[.CN89];[.CQ89];[.CT89];[.CW89];[.CZ89];[.DC89];[.DF89];[.DI89];[.DL89];[.DO89];[.DR89];[.DU89];[.DX89];[.EA89];[.ED89];[.EG89];[.EJ89];[.EM89];[.EP89];[.ES89])" office:value-type="float" office:value="90.2486">
            <text:p>90.2486</text:p>
          </table:table-cell>
          <table:table-cell table:formula="of:=AVERAGE([.C89];[.F89];[.I89];[.L89];[.O89];[.R89];[.U89];[.X89];[.AA89];[.AD89];[.AG89];[.AJ89];[.AM89];[.AP89];[.AS89];[.AV89];[.AY89];[.BB89];[.BE89];[.BH89];[.BK89];[.BN89];[.BQ89];[.BT89];[.BW89];[.BZ89];[.CC89];[.CF89];[.CI89];[.CL89];[.CO89];[.CR89];[.CU89];[.CX89];[.DA89];[.DD89];[.DG89];[.DJ89];[.DM89];[.DP89];[.DS89];[.DV89];[.DY89];[.EB89];[.EE89];[.EH89];[.EK89];[.EN89];[.EQ89];[.ET89])" office:value-type="float" office:value="91.3322">
            <text:p>91.332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7">
            <text:p>8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7">
            <text:p>8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87">
            <text:p>87</text:p>
          </table:table-cell>
          <table:table-cell table:formula="of:=AVERAGE([.B90];[.E90];[.H90];[.K90];[.N90];[.Q90];[.T90];[.W90];[.Z90];[.AC90];[.AF90];[.AI90];[.AL90];[.AO90];[.AR90];[.AU90];[.AX90];[.BA90];[.BD90];[.BG90];[.BJ90];[.BM90];[.BP90];[.BS90];[.BV90];[.BY90];[.CB90];[.CE90];[.CH90];[.CK90];[.CN90];[.CQ90];[.CT90];[.CW90];[.CZ90];[.DC90];[.DF90];[.DI90];[.DL90];[.DO90];[.DR90];[.DU90];[.DX90];[.EA90];[.ED90];[.EG90];[.EJ90];[.EM90];[.EP90];[.ES90])" office:value-type="float" office:value="88.999">
            <text:p>88.999</text:p>
          </table:table-cell>
          <table:table-cell table:formula="of:=AVERAGE([.C90];[.F90];[.I90];[.L90];[.O90];[.R90];[.U90];[.X90];[.AA90];[.AD90];[.AG90];[.AJ90];[.AM90];[.AP90];[.AS90];[.AV90];[.AY90];[.BB90];[.BE90];[.BH90];[.BK90];[.BN90];[.BQ90];[.BT90];[.BW90];[.BZ90];[.CC90];[.CF90];[.CI90];[.CL90];[.CO90];[.CR90];[.CU90];[.CX90];[.DA90];[.DD90];[.DG90];[.DJ90];[.DM90];[.DP90];[.DS90];[.DV90];[.DY90];[.EB90];[.EE90];[.EH90];[.EK90];[.EN90];[.EQ90];[.ET90])" office:value-type="float" office:value="88.9984">
            <text:p>88.9984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8">
            <text:p>88</text:p>
          </table:table-cell>
          <table:table-cell table:number-columns-repeated="2" office:value-type="float" office:value="83.33">
            <text:p>83.33</text:p>
          </table:table-cell>
          <table:table-cell/>
          <table:table-cell office:value-type="float" office:value="88">
            <text:p>88</text:p>
          </table:table-cell>
          <table:table-cell table:formula="of:=AVERAGE([.B91];[.E91];[.H91];[.K91];[.N91];[.Q91];[.T91];[.W91];[.Z91];[.AC91];[.AF91];[.AI91];[.AL91];[.AO91];[.AR91];[.AU91];[.AX91];[.BA91];[.BD91];[.BG91];[.BJ91];[.BM91];[.BP91];[.BS91];[.BV91];[.BY91];[.CB91];[.CE91];[.CH91];[.CK91];[.CN91];[.CQ91];[.CT91];[.CW91];[.CZ91];[.DC91];[.DF91];[.DI91];[.DL91];[.DO91];[.DR91];[.DU91];[.DX91];[.EA91];[.ED91];[.EG91];[.EJ91];[.EM91];[.EP91];[.ES91])" office:value-type="float" office:value="88.4994">
            <text:p>88.4994</text:p>
          </table:table-cell>
          <table:table-cell table:formula="of:=AVERAGE([.C91];[.F91];[.I91];[.L91];[.O91];[.R91];[.U91];[.X91];[.AA91];[.AD91];[.AG91];[.AJ91];[.AM91];[.AP91];[.AS91];[.AV91];[.AY91];[.BB91];[.BE91];[.BH91];[.BK91];[.BN91];[.BQ91];[.BT91];[.BW91];[.BZ91];[.CC91];[.CF91];[.CI91];[.CL91];[.CO91];[.CR91];[.CU91];[.CX91];[.DA91];[.DD91];[.DG91];[.DJ91];[.DM91];[.DP91];[.DS91];[.DV91];[.DY91];[.EB91];[.EE91];[.EH91];[.EK91];[.EN91];[.EQ91];[.ET91])" office:value-type="float" office:value="90.332">
            <text:p>90.33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66.67">
            <text:p>66.67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89">
            <text:p>8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89">
            <text:p>89</text:p>
          </table:table-cell>
          <table:table-cell table:formula="of:=AVERAGE([.B92];[.E92];[.H92];[.K92];[.N92];[.Q92];[.T92];[.W92];[.Z92];[.AC92];[.AF92];[.AI92];[.AL92];[.AO92];[.AR92];[.AU92];[.AX92];[.BA92];[.BD92];[.BG92];[.BJ92];[.BM92];[.BP92];[.BS92];[.BV92];[.BY92];[.CB92];[.CE92];[.CH92];[.CK92];[.CN92];[.CQ92];[.CT92];[.CW92];[.CZ92];[.DC92];[.DF92];[.DI92];[.DL92];[.DO92];[.DR92];[.DU92];[.DX92];[.EA92];[.ED92];[.EG92];[.EJ92];[.EM92];[.EP92];[.ES92])" office:value-type="float" office:value="90.9156">
            <text:p>90.9156</text:p>
          </table:table-cell>
          <table:table-cell table:formula="of:=AVERAGE([.C92];[.F92];[.I92];[.L92];[.O92];[.R92];[.U92];[.X92];[.AA92];[.AD92];[.AG92];[.AJ92];[.AM92];[.AP92];[.AS92];[.AV92];[.AY92];[.BB92];[.BE92];[.BH92];[.BK92];[.BN92];[.BQ92];[.BT92];[.BW92];[.BZ92];[.CC92];[.CF92];[.CI92];[.CL92];[.CO92];[.CR92];[.CU92];[.CX92];[.DA92];[.DD92];[.DG92];[.DJ92];[.DM92];[.DP92];[.DS92];[.DV92];[.DY92];[.EB92];[.EE92];[.EH92];[.EK92];[.EN92];[.EQ92];[.ET92])" office:value-type="float" office:value="88.665">
            <text:p>88.66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0">
            <text:p>90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0">
            <text:p>90</text:p>
          </table:table-cell>
          <table:table-cell table:formula="of:=AVERAGE([.B93];[.E93];[.H93];[.K93];[.N93];[.Q93];[.T93];[.W93];[.Z93];[.AC93];[.AF93];[.AI93];[.AL93];[.AO93];[.AR93];[.AU93];[.AX93];[.BA93];[.BD93];[.BG93];[.BJ93];[.BM93];[.BP93];[.BS93];[.BV93];[.BY93];[.CB93];[.CE93];[.CH93];[.CK93];[.CN93];[.CQ93];[.CT93];[.CW93];[.CZ93];[.DC93];[.DF93];[.DI93];[.DL93];[.DO93];[.DR93];[.DU93];[.DX93];[.EA93];[.ED93];[.EG93];[.EJ93];[.EM93];[.EP93];[.ES93])" office:value-type="float" office:value="88.0828">
            <text:p>88.0828</text:p>
          </table:table-cell>
          <table:table-cell table:formula="of:=AVERAGE([.C93];[.F93];[.I93];[.L93];[.O93];[.R93];[.U93];[.X93];[.AA93];[.AD93];[.AG93];[.AJ93];[.AM93];[.AP93];[.AS93];[.AV93];[.AY93];[.BB93];[.BE93];[.BH93];[.BK93];[.BN93];[.BQ93];[.BT93];[.BW93];[.BZ93];[.CC93];[.CF93];[.CI93];[.CL93];[.CO93];[.CR93];[.CU93];[.CX93];[.DA93];[.DD93];[.DG93];[.DJ93];[.DM93];[.DP93];[.DS93];[.DV93];[.DY93];[.EB93];[.EE93];[.EH93];[.EK93];[.EN93];[.EQ93];[.ET93])" office:value-type="float" office:value="92.6656">
            <text:p>92.6656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1">
            <text:p>91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1">
            <text:p>91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91">
            <text:p>91</text:p>
          </table:table-cell>
          <table:table-cell table:formula="of:=AVERAGE([.B94];[.E94];[.H94];[.K94];[.N94];[.Q94];[.T94];[.W94];[.Z94];[.AC94];[.AF94];[.AI94];[.AL94];[.AO94];[.AR94];[.AU94];[.AX94];[.BA94];[.BD94];[.BG94];[.BJ94];[.BM94];[.BP94];[.BS94];[.BV94];[.BY94];[.CB94];[.CE94];[.CH94];[.CK94];[.CN94];[.CQ94];[.CT94];[.CW94];[.CZ94];[.DC94];[.DF94];[.DI94];[.DL94];[.DO94];[.DR94];[.DU94];[.DX94];[.EA94];[.ED94];[.EG94];[.EJ94];[.EM94];[.EP94];[.ES94])" office:value-type="float" office:value="90.999">
            <text:p>90.999</text:p>
          </table:table-cell>
          <table:table-cell table:formula="of:=AVERAGE([.C94];[.F94];[.I94];[.L94];[.O94];[.R94];[.U94];[.X94];[.AA94];[.AD94];[.AG94];[.AJ94];[.AM94];[.AP94];[.AS94];[.AV94];[.AY94];[.BB94];[.BE94];[.BH94];[.BK94];[.BN94];[.BQ94];[.BT94];[.BW94];[.BZ94];[.CC94];[.CF94];[.CI94];[.CL94];[.CO94];[.CR94];[.CU94];[.CX94];[.DA94];[.DD94];[.DG94];[.DJ94];[.DM94];[.DP94];[.DS94];[.DV94];[.DY94];[.EB94];[.EE94];[.EH94];[.EK94];[.EN94];[.EQ94];[.ET94])" office:value-type="float" office:value="86.6654">
            <text:p>86.6654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2">
            <text:p>92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2">
            <text:p>9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2">
            <text:p>92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92">
            <text:p>92</text:p>
          </table:table-cell>
          <table:table-cell table:formula="of:=AVERAGE([.B95];[.E95];[.H95];[.K95];[.N95];[.Q95];[.T95];[.W95];[.Z95];[.AC95];[.AF95];[.AI95];[.AL95];[.AO95];[.AR95];[.AU95];[.AX95];[.BA95];[.BD95];[.BG95];[.BJ95];[.BM95];[.BP95];[.BS95];[.BV95];[.BY95];[.CB95];[.CE95];[.CH95];[.CK95];[.CN95];[.CQ95];[.CT95];[.CW95];[.CZ95];[.DC95];[.DF95];[.DI95];[.DL95];[.DO95];[.DR95];[.DU95];[.DX95];[.EA95];[.ED95];[.EG95];[.EJ95];[.EM95];[.EP95];[.ES95])" office:value-type="float" office:value="90.082">
            <text:p>90.082</text:p>
          </table:table-cell>
          <table:table-cell table:formula="of:=AVERAGE([.C95];[.F95];[.I95];[.L95];[.O95];[.R95];[.U95];[.X95];[.AA95];[.AD95];[.AG95];[.AJ95];[.AM95];[.AP95];[.AS95];[.AV95];[.AY95];[.BB95];[.BE95];[.BH95];[.BK95];[.BN95];[.BQ95];[.BT95];[.BW95];[.BZ95];[.CC95];[.CF95];[.CI95];[.CL95];[.CO95];[.CR95];[.CU95];[.CX95];[.DA95];[.DD95];[.DG95];[.DJ95];[.DM95];[.DP95];[.DS95];[.DV95];[.DY95];[.EB95];[.EE95];[.EH95];[.EK95];[.EN95];[.EQ95];[.ET95])" office:value-type="float" office:value="87.6654">
            <text:p>87.6654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3">
            <text:p>93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3">
            <text:p>93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3">
            <text:p>93</text:p>
          </table:table-cell>
          <table:table-cell table:formula="of:=AVERAGE([.B96];[.E96];[.H96];[.K96];[.N96];[.Q96];[.T96];[.W96];[.Z96];[.AC96];[.AF96];[.AI96];[.AL96];[.AO96];[.AR96];[.AU96];[.AX96];[.BA96];[.BD96];[.BG96];[.BJ96];[.BM96];[.BP96];[.BS96];[.BV96];[.BY96];[.CB96];[.CE96];[.CH96];[.CK96];[.CN96];[.CQ96];[.CT96];[.CW96];[.CZ96];[.DC96];[.DF96];[.DI96];[.DL96];[.DO96];[.DR96];[.DU96];[.DX96];[.EA96];[.ED96];[.EG96];[.EJ96];[.EM96];[.EP96];[.ES96])" office:value-type="float" office:value="89.9988">
            <text:p>89.9988</text:p>
          </table:table-cell>
          <table:table-cell table:formula="of:=AVERAGE([.C96];[.F96];[.I96];[.L96];[.O96];[.R96];[.U96];[.X96];[.AA96];[.AD96];[.AG96];[.AJ96];[.AM96];[.AP96];[.AS96];[.AV96];[.AY96];[.BB96];[.BE96];[.BH96];[.BK96];[.BN96];[.BQ96];[.BT96];[.BW96];[.BZ96];[.CC96];[.CF96];[.CI96];[.CL96];[.CO96];[.CR96];[.CU96];[.CX96];[.DA96];[.DD96];[.DG96];[.DJ96];[.DM96];[.DP96];[.DS96];[.DV96];[.DY96];[.EB96];[.EE96];[.EH96];[.EK96];[.EN96];[.EQ96];[.ET96])" office:value-type="float" office:value="82.9984">
            <text:p>82.9984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4">
            <text:p>9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4">
            <text:p>94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94">
            <text:p>94</text:p>
          </table:table-cell>
          <table:table-cell table:formula="of:=AVERAGE([.B97];[.E97];[.H97];[.K97];[.N97];[.Q97];[.T97];[.W97];[.Z97];[.AC97];[.AF97];[.AI97];[.AL97];[.AO97];[.AR97];[.AU97];[.AX97];[.BA97];[.BD97];[.BG97];[.BJ97];[.BM97];[.BP97];[.BS97];[.BV97];[.BY97];[.CB97];[.CE97];[.CH97];[.CK97];[.CN97];[.CQ97];[.CT97];[.CW97];[.CZ97];[.DC97];[.DF97];[.DI97];[.DL97];[.DO97];[.DR97];[.DU97];[.DX97];[.EA97];[.ED97];[.EG97];[.EJ97];[.EM97];[.EP97];[.ES97])" office:value-type="float" office:value="87.3322">
            <text:p>87.3322</text:p>
          </table:table-cell>
          <table:table-cell table:formula="of:=AVERAGE([.C97];[.F97];[.I97];[.L97];[.O97];[.R97];[.U97];[.X97];[.AA97];[.AD97];[.AG97];[.AJ97];[.AM97];[.AP97];[.AS97];[.AV97];[.AY97];[.BB97];[.BE97];[.BH97];[.BK97];[.BN97];[.BQ97];[.BT97];[.BW97];[.BZ97];[.CC97];[.CF97];[.CI97];[.CL97];[.CO97];[.CR97];[.CU97];[.CX97];[.DA97];[.DD97];[.DG97];[.DJ97];[.DM97];[.DP97];[.DS97];[.DV97];[.DY97];[.EB97];[.EE97];[.EH97];[.EK97];[.EN97];[.EQ97];[.ET97])" office:value-type="float" office:value="90.999">
            <text:p>90.999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5">
            <text:p>95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/>
          <table:table-cell office:value-type="float" office:value="95">
            <text:p>95</text:p>
          </table:table-cell>
          <table:table-cell table:formula="of:=AVERAGE([.B98];[.E98];[.H98];[.K98];[.N98];[.Q98];[.T98];[.W98];[.Z98];[.AC98];[.AF98];[.AI98];[.AL98];[.AO98];[.AR98];[.AU98];[.AX98];[.BA98];[.BD98];[.BG98];[.BJ98];[.BM98];[.BP98];[.BS98];[.BV98];[.BY98];[.CB98];[.CE98];[.CH98];[.CK98];[.CN98];[.CQ98];[.CT98];[.CW98];[.CZ98];[.DC98];[.DF98];[.DI98];[.DL98];[.DO98];[.DR98];[.DU98];[.DX98];[.EA98];[.ED98];[.EG98];[.EJ98];[.EM98];[.EP98];[.ES98])" office:value-type="float" office:value="91.416">
            <text:p>91.416</text:p>
          </table:table-cell>
          <table:table-cell table:formula="of:=AVERAGE([.C98];[.F98];[.I98];[.L98];[.O98];[.R98];[.U98];[.X98];[.AA98];[.AD98];[.AG98];[.AJ98];[.AM98];[.AP98];[.AS98];[.AV98];[.AY98];[.BB98];[.BE98];[.BH98];[.BK98];[.BN98];[.BQ98];[.BT98];[.BW98];[.BZ98];[.CC98];[.CF98];[.CI98];[.CL98];[.CO98];[.CR98];[.CU98];[.CX98];[.DA98];[.DD98];[.DG98];[.DJ98];[.DM98];[.DP98];[.DS98];[.DV98];[.DY98];[.EB98];[.EE98];[.EH98];[.EK98];[.EN98];[.EQ98];[.ET98])" office:value-type="float" office:value="88.9986">
            <text:p>88.9986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66.67">
            <text:p>66.67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6">
            <text:p>96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6">
            <text:p>96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6">
            <text:p>96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/>
          <table:table-cell office:value-type="float" office:value="96">
            <text:p>96</text:p>
          </table:table-cell>
          <table:table-cell table:formula="of:=AVERAGE([.B99];[.E99];[.H99];[.K99];[.N99];[.Q99];[.T99];[.W99];[.Z99];[.AC99];[.AF99];[.AI99];[.AL99];[.AO99];[.AR99];[.AU99];[.AX99];[.BA99];[.BD99];[.BG99];[.BJ99];[.BM99];[.BP99];[.BS99];[.BV99];[.BY99];[.CB99];[.CE99];[.CH99];[.CK99];[.CN99];[.CQ99];[.CT99];[.CW99];[.CZ99];[.DC99];[.DF99];[.DI99];[.DL99];[.DO99];[.DR99];[.DU99];[.DX99];[.EA99];[.ED99];[.EG99];[.EJ99];[.EM99];[.EP99];[.ES99])" office:value-type="float" office:value="90.415">
            <text:p>90.415</text:p>
          </table:table-cell>
          <table:table-cell table:formula="of:=AVERAGE([.C99];[.F99];[.I99];[.L99];[.O99];[.R99];[.U99];[.X99];[.AA99];[.AD99];[.AG99];[.AJ99];[.AM99];[.AP99];[.AS99];[.AV99];[.AY99];[.BB99];[.BE99];[.BH99];[.BK99];[.BN99];[.BQ99];[.BT99];[.BW99];[.BZ99];[.CC99];[.CF99];[.CI99];[.CL99];[.CO99];[.CR99];[.CU99];[.CX99];[.DA99];[.DD99];[.DG99];[.DJ99];[.DM99];[.DP99];[.DS99];[.DV99];[.DY99];[.EB99];[.EE99];[.EH99];[.EK99];[.EN99];[.EQ99];[.ET99])" office:value-type="float" office:value="85.332">
            <text:p>85.332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70.83">
            <text:p>70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7">
            <text:p>97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7">
            <text:p>97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7">
            <text:p>97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/>
          <table:table-cell office:value-type="float" office:value="97">
            <text:p>97</text:p>
          </table:table-cell>
          <table:table-cell table:formula="of:=AVERAGE([.B100];[.E100];[.H100];[.K100];[.N100];[.Q100];[.T100];[.W100];[.Z100];[.AC100];[.AF100];[.AI100];[.AL100];[.AO100];[.AR100];[.AU100];[.AX100];[.BA100];[.BD100];[.BG100];[.BJ100];[.BM100];[.BP100];[.BS100];[.BV100];[.BY100];[.CB100];[.CE100];[.CH100];[.CK100];[.CN100];[.CQ100];[.CT100];[.CW100];[.CZ100];[.DC100];[.DF100];[.DI100];[.DL100];[.DO100];[.DR100];[.DU100];[.DX100];[.EA100];[.ED100];[.EG100];[.EJ100];[.EM100];[.EP100];[.ES100])" office:value-type="float" office:value="88.4994">
            <text:p>88.4994</text:p>
          </table:table-cell>
          <table:table-cell table:formula="of:=AVERAGE([.C100];[.F100];[.I100];[.L100];[.O100];[.R100];[.U100];[.X100];[.AA100];[.AD100];[.AG100];[.AJ100];[.AM100];[.AP100];[.AS100];[.AV100];[.AY100];[.BB100];[.BE100];[.BH100];[.BK100];[.BN100];[.BQ100];[.BT100];[.BW100];[.BZ100];[.CC100];[.CF100];[.CI100];[.CL100];[.CO100];[.CR100];[.CU100];[.CX100];[.DA100];[.DD100];[.DG100];[.DJ100];[.DM100];[.DP100];[.DS100];[.DV100];[.DY100];[.EB100];[.EE100];[.EH100];[.EK100];[.EN100];[.EQ100];[.ET100])" office:value-type="float" office:value="85.9984">
            <text:p>85.9984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75">
            <text:p>75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8">
            <text:p>98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8">
            <text:p>9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/>
          <table:table-cell office:value-type="float" office:value="98">
            <text:p>98</text:p>
          </table:table-cell>
          <table:table-cell table:formula="of:=AVERAGE([.B101];[.E101];[.H101];[.K101];[.N101];[.Q101];[.T101];[.W101];[.Z101];[.AC101];[.AF101];[.AI101];[.AL101];[.AO101];[.AR101];[.AU101];[.AX101];[.BA101];[.BD101];[.BG101];[.BJ101];[.BM101];[.BP101];[.BS101];[.BV101];[.BY101];[.CB101];[.CE101];[.CH101];[.CK101];[.CN101];[.CQ101];[.CT101];[.CW101];[.CZ101];[.DC101];[.DF101];[.DI101];[.DL101];[.DO101];[.DR101];[.DU101];[.DX101];[.EA101];[.ED101];[.EG101];[.EJ101];[.EM101];[.EP101];[.ES101])" office:value-type="float" office:value="89.499">
            <text:p>89.499</text:p>
          </table:table-cell>
          <table:table-cell table:formula="of:=AVERAGE([.C101];[.F101];[.I101];[.L101];[.O101];[.R101];[.U101];[.X101];[.AA101];[.AD101];[.AG101];[.AJ101];[.AM101];[.AP101];[.AS101];[.AV101];[.AY101];[.BB101];[.BE101];[.BH101];[.BK101];[.BN101];[.BQ101];[.BT101];[.BW101];[.BZ101];[.CC101];[.CF101];[.CI101];[.CL101];[.CO101];[.CR101];[.CU101];[.CX101];[.DA101];[.DD101];[.DG101];[.DJ101];[.DM101];[.DP101];[.DS101];[.DV101];[.DY101];[.EB101];[.EE101];[.EH101];[.EK101];[.EN101];[.EQ101];[.ET101])" office:value-type="float" office:value="88.999">
            <text:p>88.999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9.17">
            <text:p>79.17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00">
            <text:p>100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87.5">
            <text:p>87.5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83.33">
            <text:p>83.33</text:p>
          </table:table-cell>
          <table:table-cell office:value-type="float" office:value="99">
            <text:p>99</text:p>
          </table:table-cell>
          <table:table-cell table:number-columns-repeated="2" office:value-type="float" office:value="83.33">
            <text:p>83.33</text:p>
          </table:table-cell>
          <table:table-cell office:value-type="float" office:value="99">
            <text:p>9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/>
          <table:table-cell office:value-type="float" office:value="99">
            <text:p>99</text:p>
          </table:table-cell>
          <table:table-cell table:formula="of:=AVERAGE([.B102];[.E102];[.H102];[.K102];[.N102];[.Q102];[.T102];[.W102];[.Z102];[.AC102];[.AF102];[.AI102];[.AL102];[.AO102];[.AR102];[.AU102];[.AX102];[.BA102];[.BD102];[.BG102];[.BJ102];[.BM102];[.BP102];[.BS102];[.BV102];[.BY102];[.CB102];[.CE102];[.CH102];[.CK102];[.CN102];[.CQ102];[.CT102];[.CW102];[.CZ102];[.DC102];[.DF102];[.DI102];[.DL102];[.DO102];[.DR102];[.DU102];[.DX102];[.EA102];[.ED102];[.EG102];[.EJ102];[.EM102];[.EP102];[.ES102])" office:value-type="float" office:value="89.9984">
            <text:p>89.9984</text:p>
          </table:table-cell>
          <table:table-cell table:formula="of:=AVERAGE([.C102];[.F102];[.I102];[.L102];[.O102];[.R102];[.U102];[.X102];[.AA102];[.AD102];[.AG102];[.AJ102];[.AM102];[.AP102];[.AS102];[.AV102];[.AY102];[.BB102];[.BE102];[.BH102];[.BK102];[.BN102];[.BQ102];[.BT102];[.BW102];[.BZ102];[.CC102];[.CF102];[.CI102];[.CL102];[.CO102];[.CR102];[.CU102];[.CX102];[.DA102];[.DD102];[.DG102];[.DJ102];[.DM102];[.DP102];[.DS102];[.DV102];[.DY102];[.EB102];[.EE102];[.EH102];[.EK102];[.EN102];[.EQ102];[.ET102])" office:value-type="float" office:value="88.9986">
            <text:p>88.998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Z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00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00:41:21</dc:date>
    <dc:creator>Werner Mostert</dc:creator>
    <meta:generator>OpenOffice/4.0.1$Unix OpenOffice.org_project/401m5$Build-9714</meta:generator>
    <meta:editing-duration>PT3H29M19S</meta:editing-duration>
    <meta:editing-cycles>2</meta:editing-cycles>
    <meta:document-statistic meta:table-count="1" meta:cell-count="155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263cm" svg:height="21.563cm" xlink:href=".." xlink:type="simple" chart:class="chart:scatter" chart:style-name="ch1">
        <chart:legend chart:legend-position="end" svg:x="36.987cm" svg:y="10.216cm" style:legend-expansion="high" chart:style-name="ch2"/>
        <chart:plot-area chart:style-name="ch3" table:cell-range-address="Sheet1.EV3:Sheet1.EX102 Sheet1.EW2:Sheet1.EX2" chart:data-source-has-labels="row" svg:x="1.255cm" svg:y="1.859cm" svg:width="34.122cm" svg:height="18.853cm">
          <chartooo:coordinate-region svg:x="2.086cm" svg:y="2.067cm" svg:width="32.999cm" svg:height="17.9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EW3:Sheet1.EW102" chart:label-cell-address="Sheet1.EW2:Sheet1.EW2" chart:class="chart:scatter">
            <chart:domain table:cell-range-address="Sheet1.EV3:Sheet1.EV102"/>
            <chart:data-point chart:repeated="100"/>
          </chart:series>
          <chart:series chart:style-name="ch7" chart:values-cell-range-address="Sheet1.EX3:Sheet1.EX102" chart:label-cell-address="Sheet1.EX2:Sheet1.EX2" chart:class="chart:scatter">
            <chart:data-point chart:repeated="1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V</text:p>
              </table:table-cell>
              <table:table-cell office:value-type="string">
                <text:p>Average At</text:p>
                <draw:g>
                  <svg:desc>Sheet1.EW2:Sheet1.EW2</svg:desc>
                </draw:g>
              </table:table-cell>
              <table:table-cell office:value-type="string">
                <text:p> Average Ag</text:p>
                <draw:g>
                  <svg:desc>Sheet1.EX2:Sheet1.EX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EV3:Sheet1.EV102</svg:desc>
                </draw:g>
              </table:table-cell>
              <table:table-cell office:value-type="float" office:value="0">
                <text:p>0</text:p>
                <draw:g>
                  <svg:desc>Sheet1.EW3:Sheet1.EW102</svg:desc>
                </draw:g>
              </table:table-cell>
              <table:table-cell office:value-type="float" office:value="0">
                <text:p>0</text:p>
                <draw:g>
                  <svg:desc>Sheet1.EX3:Sheet1.EX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1.1668">
                <text:p>11.1668</text:p>
              </table:table-cell>
              <table:table-cell office:value-type="float" office:value="24.9996">
                <text:p>24.99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4.667">
                <text:p>34.667</text:p>
              </table:table-cell>
              <table:table-cell office:value-type="float" office:value="55.6656">
                <text:p>55.66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57.583">
                <text:p>57.583</text:p>
              </table:table-cell>
              <table:table-cell office:value-type="float" office:value="69.3314">
                <text:p>69.3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8.5">
                <text:p>68.5</text:p>
              </table:table-cell>
              <table:table-cell office:value-type="float" office:value="75.3312">
                <text:p>75.33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74.4168">
                <text:p>74.4168</text:p>
              </table:table-cell>
              <table:table-cell office:value-type="float" office:value="76.331">
                <text:p>76.33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75.5826">
                <text:p>75.5826</text:p>
              </table:table-cell>
              <table:table-cell office:value-type="float" office:value="80.3308">
                <text:p>80.33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77.3334">
                <text:p>77.3334</text:p>
              </table:table-cell>
              <table:table-cell office:value-type="float" office:value="78.9974">
                <text:p>78.997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79.1662">
                <text:p>79.1662</text:p>
              </table:table-cell>
              <table:table-cell office:value-type="float" office:value="81.6638">
                <text:p>81.66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79.916">
                <text:p>79.916</text:p>
              </table:table-cell>
              <table:table-cell office:value-type="float" office:value="82.664">
                <text:p>82.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81.9994">
                <text:p>81.9994</text:p>
              </table:table-cell>
              <table:table-cell office:value-type="float" office:value="84.331">
                <text:p>84.33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81.5824">
                <text:p>81.5824</text:p>
              </table:table-cell>
              <table:table-cell office:value-type="float" office:value="82.998">
                <text:p>82.99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82.2494">
                <text:p>82.2494</text:p>
              </table:table-cell>
              <table:table-cell office:value-type="float" office:value="83.6648">
                <text:p>83.66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82.915">
                <text:p>82.915</text:p>
              </table:table-cell>
              <table:table-cell office:value-type="float" office:value="82.3318">
                <text:p>82.33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83.3322">
                <text:p>83.3322</text:p>
              </table:table-cell>
              <table:table-cell office:value-type="float" office:value="82.6646">
                <text:p>82.66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2.3314">
                <text:p>82.3314</text:p>
              </table:table-cell>
              <table:table-cell office:value-type="float" office:value="86.3314">
                <text:p>86.33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3.4982">
                <text:p>83.4982</text:p>
              </table:table-cell>
              <table:table-cell office:value-type="float" office:value="87.3314">
                <text:p>87.33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3.8326">
                <text:p>83.8326</text:p>
              </table:table-cell>
              <table:table-cell office:value-type="float" office:value="86.665">
                <text:p>86.6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.9154">
                <text:p>86.9154</text:p>
              </table:table-cell>
              <table:table-cell office:value-type="float" office:value="81.3314">
                <text:p>81.33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3.4156">
                <text:p>83.4156</text:p>
              </table:table-cell>
              <table:table-cell office:value-type="float" office:value="83.3314">
                <text:p>83.33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7.166">
                <text:p>87.166</text:p>
              </table:table-cell>
              <table:table-cell office:value-type="float" office:value="83.6648">
                <text:p>83.664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3.9996">
                <text:p>83.9996</text:p>
              </table:table-cell>
              <table:table-cell office:value-type="float" office:value="85.9988">
                <text:p>85.99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6.832">
                <text:p>86.832</text:p>
              </table:table-cell>
              <table:table-cell office:value-type="float" office:value="83.3318">
                <text:p>83.33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7.582">
                <text:p>87.582</text:p>
              </table:table-cell>
              <table:table-cell office:value-type="float" office:value="82.3312">
                <text:p>82.331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85.333">
                <text:p>85.333</text:p>
              </table:table-cell>
              <table:table-cell office:value-type="float" office:value="86.3322">
                <text:p>86.332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88.6658">
                <text:p>88.6658</text:p>
              </table:table-cell>
              <table:table-cell office:value-type="float" office:value="82.9982">
                <text:p>82.998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86.7498">
                <text:p>86.7498</text:p>
              </table:table-cell>
              <table:table-cell office:value-type="float" office:value="86.998">
                <text:p>86.9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88.1658">
                <text:p>88.1658</text:p>
              </table:table-cell>
              <table:table-cell office:value-type="float" office:value="84.6646">
                <text:p>84.664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5.9992">
                <text:p>85.9992</text:p>
              </table:table-cell>
              <table:table-cell office:value-type="float" office:value="83.998">
                <text:p>83.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87.5828">
                <text:p>87.5828</text:p>
              </table:table-cell>
              <table:table-cell office:value-type="float" office:value="84.9984">
                <text:p>84.998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88.3328">
                <text:p>88.3328</text:p>
              </table:table-cell>
              <table:table-cell office:value-type="float" office:value="81.6652">
                <text:p>81.66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86.5828">
                <text:p>86.5828</text:p>
              </table:table-cell>
              <table:table-cell office:value-type="float" office:value="84.9982">
                <text:p>84.99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87.666">
                <text:p>87.666</text:p>
              </table:table-cell>
              <table:table-cell office:value-type="float" office:value="79.9984">
                <text:p>79.998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87.3326">
                <text:p>87.3326</text:p>
              </table:table-cell>
              <table:table-cell office:value-type="float" office:value="88.6648">
                <text:p>88.664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89.166">
                <text:p>89.166</text:p>
              </table:table-cell>
              <table:table-cell office:value-type="float" office:value="82.998">
                <text:p>82.99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86.5826">
                <text:p>86.5826</text:p>
              </table:table-cell>
              <table:table-cell office:value-type="float" office:value="85.3314">
                <text:p>85.33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89.416">
                <text:p>89.416</text:p>
              </table:table-cell>
              <table:table-cell office:value-type="float" office:value="86.6648">
                <text:p>86.664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87.1664">
                <text:p>87.1664</text:p>
              </table:table-cell>
              <table:table-cell office:value-type="float" office:value="86.998">
                <text:p>86.99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87.666">
                <text:p>87.666</text:p>
              </table:table-cell>
              <table:table-cell office:value-type="float" office:value="89.6648">
                <text:p>89.66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89.3328">
                <text:p>89.3328</text:p>
              </table:table-cell>
              <table:table-cell office:value-type="float" office:value="83.3316">
                <text:p>83.33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87.1664">
                <text:p>87.1664</text:p>
              </table:table-cell>
              <table:table-cell office:value-type="float" office:value="86.9982">
                <text:p>86.998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89.0826">
                <text:p>89.0826</text:p>
              </table:table-cell>
              <table:table-cell office:value-type="float" office:value="84.9982">
                <text:p>84.99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86.7494">
                <text:p>86.7494</text:p>
              </table:table-cell>
              <table:table-cell office:value-type="float" office:value="86.6648">
                <text:p>86.66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89.9158">
                <text:p>89.9158</text:p>
              </table:table-cell>
              <table:table-cell office:value-type="float" office:value="84.3318">
                <text:p>84.3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87.416">
                <text:p>87.416</text:p>
              </table:table-cell>
              <table:table-cell office:value-type="float" office:value="86.9982">
                <text:p>86.99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88.916">
                <text:p>88.916</text:p>
              </table:table-cell>
              <table:table-cell office:value-type="float" office:value="87.3314">
                <text:p>87.331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88.416">
                <text:p>88.416</text:p>
              </table:table-cell>
              <table:table-cell office:value-type="float" office:value="86.9982">
                <text:p>86.99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88.6662">
                <text:p>88.6662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90.3326">
                <text:p>90.3326</text:p>
              </table:table-cell>
              <table:table-cell office:value-type="float" office:value="85.6648">
                <text:p>85.66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87.9164">
                <text:p>87.9164</text:p>
              </table:table-cell>
              <table:table-cell office:value-type="float" office:value="89.9986">
                <text:p>89.998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90.7494">
                <text:p>90.7494</text:p>
              </table:table-cell>
              <table:table-cell office:value-type="float" office:value="83.3314">
                <text:p>83.331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86.3328">
                <text:p>86.3328</text:p>
              </table:table-cell>
              <table:table-cell office:value-type="float" office:value="87.665">
                <text:p>87.6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88.3324">
                <text:p>88.3324</text:p>
              </table:table-cell>
              <table:table-cell office:value-type="float" office:value="87.9982">
                <text:p>87.998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89.4996">
                <text:p>89.4996</text:p>
              </table:table-cell>
              <table:table-cell office:value-type="float" office:value="85.9984">
                <text:p>85.998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86.9998">
                <text:p>86.9998</text:p>
              </table:table-cell>
              <table:table-cell office:value-type="float" office:value="89.998">
                <text:p>89.9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89.5832">
                <text:p>89.5832</text:p>
              </table:table-cell>
              <table:table-cell office:value-type="float" office:value="87.3318">
                <text:p>87.331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89.5832">
                <text:p>89.5832</text:p>
              </table:table-cell>
              <table:table-cell office:value-type="float" office:value="86.6652">
                <text:p>86.665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88.4994">
                <text:p>88.4994</text:p>
              </table:table-cell>
              <table:table-cell office:value-type="float" office:value="87.6646">
                <text:p>87.66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87.9998">
                <text:p>87.9998</text:p>
              </table:table-cell>
              <table:table-cell office:value-type="float" office:value="87.665">
                <text:p>87.6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89.5828">
                <text:p>89.5828</text:p>
              </table:table-cell>
              <table:table-cell office:value-type="float" office:value="88.3316">
                <text:p>88.331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88.3332">
                <text:p>88.3332</text:p>
              </table:table-cell>
              <table:table-cell office:value-type="float" office:value="84.3312">
                <text:p>84.331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86.833">
                <text:p>86.833</text:p>
              </table:table-cell>
              <table:table-cell office:value-type="float" office:value="89.6654">
                <text:p>89.66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90.499">
                <text:p>90.499</text:p>
              </table:table-cell>
              <table:table-cell office:value-type="float" office:value="85.3318">
                <text:p>85.33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88.0828">
                <text:p>88.0828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88.4166">
                <text:p>88.4166</text:p>
              </table:table-cell>
              <table:table-cell office:value-type="float" office:value="85.9986">
                <text:p>85.998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90.9158">
                <text:p>90.9158</text:p>
              </table:table-cell>
              <table:table-cell office:value-type="float" office:value="86.998">
                <text:p>86.9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86.3324">
                <text:p>86.3324</text:p>
              </table:table-cell>
              <table:table-cell office:value-type="float" office:value="89.3318">
                <text:p>89.331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89.9996">
                <text:p>89.9996</text:p>
              </table:table-cell>
              <table:table-cell office:value-type="float" office:value="89.6654">
                <text:p>89.6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90.4158">
                <text:p>90.4158</text:p>
              </table:table-cell>
              <table:table-cell office:value-type="float" office:value="86.6646">
                <text:p>86.664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87.25">
                <text:p>87.25</text:p>
              </table:table-cell>
              <table:table-cell office:value-type="float" office:value="88.3316">
                <text:p>88.3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88.1662">
                <text:p>88.1662</text:p>
              </table:table-cell>
              <table:table-cell office:value-type="float" office:value="93.3322">
                <text:p>93.332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91.9162">
                <text:p>91.9162</text:p>
              </table:table-cell>
              <table:table-cell office:value-type="float" office:value="86.3316">
                <text:p>86.33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86.7494">
                <text:p>86.7494</text:p>
              </table:table-cell>
              <table:table-cell office:value-type="float" office:value="86.9986">
                <text:p>86.998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90.4992">
                <text:p>90.4992</text:p>
              </table:table-cell>
              <table:table-cell office:value-type="float" office:value="86.3314">
                <text:p>86.331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87.416">
                <text:p>87.416</text:p>
              </table:table-cell>
              <table:table-cell office:value-type="float" office:value="89.9986">
                <text:p>89.99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91.833">
                <text:p>91.833</text:p>
              </table:table-cell>
              <table:table-cell office:value-type="float" office:value="88.6652">
                <text:p>88.665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89.082">
                <text:p>89.082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88.8332">
                <text:p>88.8332</text:p>
              </table:table-cell>
              <table:table-cell office:value-type="float" office:value="89.3318">
                <text:p>89.33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88.249">
                <text:p>88.249</text:p>
              </table:table-cell>
              <table:table-cell office:value-type="float" office:value="91.3324">
                <text:p>91.332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91.082">
                <text:p>91.082</text:p>
              </table:table-cell>
              <table:table-cell office:value-type="float" office:value="86.665">
                <text:p>86.66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89.082">
                <text:p>89.082</text:p>
              </table:table-cell>
              <table:table-cell office:value-type="float" office:value="88.332">
                <text:p>88.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88.9162">
                <text:p>88.9162</text:p>
              </table:table-cell>
              <table:table-cell office:value-type="float" office:value="87.9984">
                <text:p>87.9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90.2486">
                <text:p>90.2486</text:p>
              </table:table-cell>
              <table:table-cell office:value-type="float" office:value="91.3322">
                <text:p>91.332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88.999">
                <text:p>88.999</text:p>
              </table:table-cell>
              <table:table-cell office:value-type="float" office:value="88.9984">
                <text:p>88.998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88.4994">
                <text:p>88.4994</text:p>
              </table:table-cell>
              <table:table-cell office:value-type="float" office:value="90.332">
                <text:p>90.33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90.9156">
                <text:p>90.9156</text:p>
              </table:table-cell>
              <table:table-cell office:value-type="float" office:value="88.665">
                <text:p>88.6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8.0828">
                <text:p>88.0828</text:p>
              </table:table-cell>
              <table:table-cell office:value-type="float" office:value="92.6656">
                <text:p>92.665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90.999">
                <text:p>90.999</text:p>
              </table:table-cell>
              <table:table-cell office:value-type="float" office:value="86.6654">
                <text:p>86.665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90.082">
                <text:p>90.082</text:p>
              </table:table-cell>
              <table:table-cell office:value-type="float" office:value="87.6654">
                <text:p>87.665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89.9988">
                <text:p>89.9988</text:p>
              </table:table-cell>
              <table:table-cell office:value-type="float" office:value="82.9984">
                <text:p>82.998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87.3322">
                <text:p>87.3322</text:p>
              </table:table-cell>
              <table:table-cell office:value-type="float" office:value="90.999">
                <text:p>90.99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91.416">
                <text:p>91.416</text:p>
              </table:table-cell>
              <table:table-cell office:value-type="float" office:value="88.9986">
                <text:p>88.998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90.415">
                <text:p>90.415</text:p>
              </table:table-cell>
              <table:table-cell office:value-type="float" office:value="85.332">
                <text:p>85.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8.4994">
                <text:p>88.4994</text:p>
              </table:table-cell>
              <table:table-cell office:value-type="float" office:value="85.9984">
                <text:p>85.998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89.499">
                <text:p>89.499</text:p>
              </table:table-cell>
              <table:table-cell office:value-type="float" office:value="88.999">
                <text:p>88.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9.9984">
                <text:p>89.9984</text:p>
              </table:table-cell>
              <table:table-cell office:value-type="float" office:value="88.9986">
                <text:p>88.99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0.1$Unix OpenOffice.org_project/401m5$Build-971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